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paragraph-rsid="0230cb03" style:font-size-asian="12pt" style:font-size-complex="12pt"/>
    </style:style>
    <style:style style:name="P12" style:family="paragraph" style:parent-style-name="Standard">
      <style:text-properties style:font-name="Liberation Serif" fo:font-size="12pt" officeooo:paragraph-rsid="0248dd4c" style:font-size-asian="12pt" style:font-size-complex="12pt"/>
    </style:style>
    <style:style style:name="P13"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8" style:family="paragraph" style:parent-style-name="Standard">
      <style:text-properties style:font-name="Liberation Serif" fo:font-size="12pt" officeooo:paragraph-rsid="02147d8e" style:font-size-asian="12pt" style:font-size-complex="12pt"/>
    </style:style>
    <style:style style:name="P2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5"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6"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7"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8"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69"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0"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44ac2"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2b7e75a" officeooo:paragraph-rsid="02baadab"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2cd13e0" officeooo:paragraph-rsid="02cd13e0"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2ce08fc" officeooo:paragraph-rsid="02ce08fc"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2cff1e5" officeooo:paragraph-rsid="02cff1e5"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2d16a14" officeooo:paragraph-rsid="02d16a14"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2d3e698" officeooo:paragraph-rsid="02d3e698" style:font-size-asian="12pt" style:font-size-complex="12pt"/>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2d5312f" officeooo:paragraph-rsid="02d5312f" style:font-size-asian="12pt" style:font-size-complex="12pt"/>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2d6e467" officeooo:paragraph-rsid="02d6e467" style:font-size-asian="12pt" style:font-size-complex="12pt"/>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2dfe53a" officeooo:paragraph-rsid="02dfe53a" style:font-size-asian="12pt" style:font-size-complex="12pt"/>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2e10bf2" officeooo:paragraph-rsid="02e10bf2" style:font-size-asian="12pt" style:font-size-complex="12pt"/>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2e45f9d" officeooo:paragraph-rsid="02e45f9d" style:font-size-asian="12pt" style:font-size-complex="12pt"/>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2e5b40a" officeooo:paragraph-rsid="02e5b40a" style:font-size-asian="12pt" style:font-size-complex="12pt"/>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2e8e8c4" officeooo:paragraph-rsid="02e8e8c4" style:font-size-asian="12pt" style:font-size-complex="12pt"/>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ea05d6" officeooo:paragraph-rsid="02ea05d6" style:font-size-asian="12pt" style:font-size-complex="12pt"/>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efebaf" officeooo:paragraph-rsid="02efebaf" style:font-size-asian="12pt" style:font-size-complex="12pt"/>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2f16986" officeooo:paragraph-rsid="02f2eacb" style:font-size-asian="12pt" style:font-size-complex="12pt"/>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2bfcd68" officeooo:paragraph-rsid="02bfcd68"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72"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76"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78"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79"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81"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82"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83"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84"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2bfcd68" officeooo:paragraph-rsid="02bfcd68"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9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95"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196"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d87eae" style:font-size-asian="12pt" style:font-weight-asian="bold" style:font-size-complex="12pt" style:font-weight-complex="bold"/>
    </style:style>
    <style:style style:name="P197"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f2eacb" officeooo:paragraph-rsid="02f2eacb" style:font-size-asian="12pt" style:font-weight-asian="bold" style:font-size-complex="12pt" style:font-weight-complex="bold"/>
    </style:style>
    <style:style style:name="P198"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199"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2eacb"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02"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03"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204"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20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206"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207"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208"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20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21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21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21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21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21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21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21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21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21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21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22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P22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cc2c84" officeooo:paragraph-rsid="02cc2c84" style:font-size-asian="12pt" style:font-style-asian="normal" style:font-weight-asian="normal" style:font-size-complex="12pt" style:font-weight-complex="bold" style:text-emphasize="none"/>
    </style:style>
    <style:style style:name="P22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4ffa70" style:font-size-asian="12pt" style:font-style-asian="normal" style:font-weight-asian="normal" style:font-size-complex="12pt" style:font-weight-complex="bold" style:text-emphasize="none"/>
    </style:style>
    <style:style style:name="P22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bdf3c6" style:font-size-asian="12pt" style:font-style-asian="normal" style:font-weight-asian="normal" style:font-size-complex="12pt" style:font-weight-complex="bold" style:text-emphasize="none"/>
    </style:style>
    <style:style style:name="P22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66d5d" officeooo:paragraph-rsid="02d66d5d" style:font-size-asian="12pt" style:font-style-asian="normal" style:font-weight-asian="normal" style:font-size-complex="12pt" style:font-weight-complex="bold" style:text-emphasize="none"/>
    </style:style>
    <style:style style:name="P22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f14f7" officeooo:paragraph-rsid="02df14f7" style:font-size-asian="12pt" style:font-style-asian="normal" style:font-weight-asian="normal" style:font-size-complex="12pt" style:font-weight-complex="bold" style:text-emphasize="none"/>
    </style:style>
    <style:style style:name="P22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0187" officeooo:paragraph-rsid="02e70187" style:font-size-asian="12pt" style:font-style-asian="normal" style:font-weight-asian="normal" style:font-size-complex="12pt" style:font-weight-complex="bold" style:text-emphasize="none"/>
    </style:style>
    <style:style style:name="P22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844e" officeooo:paragraph-rsid="02e7844e" style:font-size-asian="12pt" style:font-style-asian="normal" style:font-weight-asian="normal" style:font-size-complex="12pt" style:font-weight-complex="bold" style:text-emphasize="none"/>
    </style:style>
    <style:style style:name="P22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22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bfcd68" officeooo:paragraph-rsid="02bfcd68" style:font-size-asian="12pt" style:font-style-asian="normal" style:font-weight-asian="bold" style:font-size-complex="12pt" style:font-weight-complex="bold" style:text-emphasize="none"/>
    </style:style>
    <style:style style:name="P230"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31"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32"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bfcd68" officeooo:paragraph-rsid="02bfcd68" style:font-size-asian="12pt" style:font-style-asian="normal" style:font-weight-asian="normal" style:font-size-complex="12pt" style:font-weight-complex="bold" style:text-emphasize="none"/>
    </style:style>
    <style:style style:name="P233"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15155" officeooo:paragraph-rsid="02c15155" style:font-size-asian="12pt" style:font-style-asian="normal" style:font-weight-asian="normal" style:font-size-complex="12pt" style:font-weight-complex="bold" style:text-emphasize="none"/>
    </style:style>
    <style:style style:name="P234"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15155" style:font-size-asian="12pt" style:font-style-asian="normal" style:font-weight-asian="normal" style:font-size-complex="12pt" style:font-weight-complex="bold" style:text-emphasize="none"/>
    </style:style>
    <style:style style:name="P235"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6accb" style:font-size-asian="12pt" style:font-style-asian="normal" style:font-weight-asian="normal" style:font-size-complex="12pt" style:font-weight-complex="bold" style:text-emphasize="none"/>
    </style:style>
    <style:style style:name="P236"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37" style:family="paragraph" style:parent-style-name="Standard">
      <style:text-properties officeooo:rsid="0294737e" officeooo:paragraph-rsid="0294737e"/>
    </style:style>
    <style:style style:name="P238" style:family="paragraph" style:parent-style-name="Standard">
      <style:text-properties officeooo:rsid="0294737e" officeooo:paragraph-rsid="0297f9b1"/>
    </style:style>
    <style:style style:name="P239" style:family="paragraph" style:parent-style-name="Standard">
      <style:text-properties officeooo:rsid="025ad1cf" officeooo:paragraph-rsid="0294737e"/>
    </style:style>
    <style:style style:name="P240" style:family="paragraph" style:parent-style-name="Standard">
      <style:text-properties officeooo:rsid="0297f9b1" officeooo:paragraph-rsid="0297f9b1"/>
    </style:style>
    <style:style style:name="P241" style:family="paragraph" style:parent-style-name="Standard">
      <style:text-properties officeooo:rsid="0299b51e" officeooo:paragraph-rsid="0299b51e"/>
    </style:style>
    <style:style style:name="P242" style:family="paragraph" style:parent-style-name="Standard">
      <style:text-properties officeooo:rsid="0299b51e" officeooo:paragraph-rsid="029f6734"/>
    </style:style>
    <style:style style:name="P243" style:family="paragraph" style:parent-style-name="Standard">
      <style:text-properties officeooo:rsid="029fa8be" officeooo:paragraph-rsid="029fa8be"/>
    </style:style>
    <style:style style:name="P244"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4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46"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47"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48" style:family="paragraph" style:parent-style-name="Standard">
      <style:text-properties fo:font-variant="normal" fo:text-transform="none" fo:color="#202122" loext:opacity="100%" style:font-name="Liberation Serif" fo:font-size="12pt" fo:letter-spacing="normal" fo:font-style="normal" fo:font-weight="normal" officeooo:rsid="02e8d7ad" officeooo:paragraph-rsid="02e8d7ad" style:font-size-asian="12pt" style:font-size-complex="12pt"/>
    </style:style>
    <style:style style:name="P249" style:family="paragraph" style:parent-style-name="Standard">
      <style:text-properties fo:font-variant="normal" fo:text-transform="none" fo:color="#202122" loext:opacity="100%" style:font-name="Liberation Serif" fo:font-size="12pt" fo:letter-spacing="normal" fo:font-style="normal" fo:font-weight="normal" officeooo:rsid="02f7243a" officeooo:paragraph-rsid="02f7243a" style:font-size-asian="12pt" style:font-size-complex="12pt"/>
    </style:style>
    <style:style style:name="P250"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81161a" style:font-size-asian="12pt" style:font-size-complex="12pt"/>
    </style:style>
    <style:style style:name="P251" style:family="paragraph" style:parent-style-name="Standard">
      <style:text-properties fo:font-variant="normal" fo:text-transform="none" fo:color="#202122" loext:opacity="100%" style:font-name="Liberation Serif" fo:font-size="12pt" fo:letter-spacing="normal" fo:font-style="normal" fo:font-weight="normal" officeooo:rsid="031159e6" officeooo:paragraph-rsid="031159e6" style:font-size-asian="12pt" style:font-size-complex="12pt"/>
    </style:style>
    <style:style style:name="P252" style:family="paragraph" style:parent-style-name="Standard">
      <style:text-properties fo:font-variant="normal" fo:text-transform="none" fo:color="#202122" loext:opacity="100%" style:font-name="Liberation Serif" fo:font-size="12pt" fo:letter-spacing="normal" fo:font-style="normal" fo:font-weight="normal" officeooo:rsid="03116d8b" officeooo:paragraph-rsid="03116d8b" style:font-size-asian="12pt" style:font-size-complex="12pt"/>
    </style:style>
    <style:style style:name="P253" style:family="paragraph" style:parent-style-name="Standard">
      <style:text-properties fo:font-variant="normal" fo:text-transform="none" fo:color="#202122" loext:opacity="100%" style:font-name="Liberation Serif" fo:font-size="12pt" fo:letter-spacing="normal" fo:font-style="normal" fo:font-weight="normal" officeooo:rsid="0318eea7" officeooo:paragraph-rsid="0318eea7" style:font-size-asian="12pt" style:font-size-complex="12pt"/>
    </style:style>
    <style:style style:name="P254" style:family="paragraph" style:parent-style-name="Standard">
      <style:text-properties fo:font-variant="normal" fo:text-transform="none" fo:color="#202122" loext:opacity="100%" style:font-name="Liberation Serif" fo:font-size="12pt" fo:letter-spacing="normal" fo:font-style="normal" fo:font-weight="normal" officeooo:rsid="031b4fdd" officeooo:paragraph-rsid="031b4fdd" style:font-size-asian="12pt" style:font-size-complex="12pt"/>
    </style:style>
    <style:style style:name="P255" style:family="paragraph" style:parent-style-name="Standard">
      <style:text-properties fo:font-variant="normal" fo:text-transform="none" fo:color="#202122" loext:opacity="100%" style:font-name="Liberation Serif" fo:font-size="12pt" fo:letter-spacing="normal" fo:font-style="normal" fo:font-weight="normal" officeooo:rsid="032268bb" officeooo:paragraph-rsid="032268bb" style:font-size-asian="12pt" style:font-size-complex="12pt"/>
    </style:style>
    <style:style style:name="P256"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257" style:family="paragraph" style:parent-style-name="Standard">
      <style:text-properties fo:font-variant="normal" fo:text-transform="none" fo:color="#202122" loext:opacity="100%" style:font-name="Liberation Serif" fo:font-size="12pt" fo:letter-spacing="normal" fo:font-style="normal" fo:font-weight="normal" officeooo:rsid="02f7f5a7" officeooo:paragraph-rsid="02f7f5a7" style:font-size-asian="12pt" style:font-weight-asian="normal" style:font-size-complex="12pt" style:font-weight-complex="normal"/>
    </style:style>
    <style:style style:name="P25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259" style:family="paragraph" style:parent-style-name="Standard">
      <style:text-properties fo:font-variant="normal" fo:text-transform="none" fo:color="#202122" loext:opacity="100%" style:font-name="Liberation Serif" fo:font-size="12pt" fo:letter-spacing="normal" fo:font-style="normal" fo:font-weight="normal" officeooo:rsid="0329b240" officeooo:paragraph-rsid="0329b240" style:font-size-asian="12pt" style:font-weight-asian="normal" style:font-size-complex="12pt" style:font-weight-complex="normal"/>
    </style:style>
    <style:style style:name="P260" style:family="paragraph" style:parent-style-name="Standard">
      <style:text-properties fo:font-variant="normal" fo:text-transform="none" fo:color="#202122" loext:opacity="100%" style:font-name="Liberation Serif" fo:font-size="12pt" fo:letter-spacing="normal" fo:font-style="normal" fo:font-weight="bold" officeooo:rsid="03285c66" officeooo:paragraph-rsid="03285c66" style:font-size-asian="12pt" style:font-weight-asian="bold" style:font-size-complex="12pt" style:font-weight-complex="bold"/>
    </style:style>
    <style:style style:name="P261"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44a65" style:font-size-asian="12pt" style:font-weight-asian="normal" style:font-size-complex="12pt" style:font-weight-complex="normal"/>
    </style:style>
    <style:style style:name="P262"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31c278f" officeooo:paragraph-rsid="031c278f" style:font-size-asian="12pt" style:font-weight-asian="normal" style:font-size-complex="12pt" style:font-weight-complex="normal"/>
    </style:style>
    <style:style style:name="P263"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324c16e" officeooo:paragraph-rsid="0324c16e" style:font-size-asian="12pt" style:font-weight-asian="normal" style:font-size-complex="12pt" style:font-weight-complex="normal"/>
    </style:style>
    <style:style style:name="P264"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31b5539" officeooo:paragraph-rsid="031b5539" style:font-size-asian="12pt" style:font-weight-asian="bold" style:font-size-complex="12pt" style:font-weight-complex="bold"/>
    </style:style>
    <style:style style:name="P265"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31b5539" officeooo:paragraph-rsid="0324c16e" style:font-size-asian="12pt" style:font-weight-asian="bold" style:font-size-complex="12pt" style:font-weight-complex="bold"/>
    </style:style>
    <style:style style:name="P26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267" style:family="paragraph" style:parent-style-name="Standard">
      <style:text-properties style:font-name="Liberation Serif" fo:font-size="12pt" officeooo:rsid="021b0652" officeooo:paragraph-rsid="021b0652" style:font-size-asian="12pt" style:font-size-complex="12pt"/>
    </style:style>
    <style:style style:name="P268" style:family="paragraph" style:parent-style-name="Standard">
      <style:text-properties style:font-name="Liberation Serif" fo:font-size="12pt" style:text-underline-style="solid" style:text-underline-width="auto" style:text-underline-color="font-color" officeooo:rsid="03057f7b" officeooo:paragraph-rsid="03057f7b" style:font-size-asian="12pt" style:font-size-complex="12pt"/>
    </style:style>
    <style:style style:name="P269" style:family="paragraph" style:parent-style-name="Standard">
      <style:text-properties style:font-name="Liberation Serif" fo:font-size="12pt" style:text-underline-style="none" officeooo:rsid="030641d7" officeooo:paragraph-rsid="030641d7" style:font-size-asian="12pt" style:font-size-complex="12pt"/>
    </style:style>
    <style:style style:name="P270" style:family="paragraph" style:parent-style-name="Standard">
      <style:text-properties style:font-name="Liberation Serif" fo:font-size="12pt" style:text-underline-style="none" officeooo:rsid="0306dfae" officeooo:paragraph-rsid="0306dfae" style:font-size-asian="12pt" style:font-size-complex="12pt"/>
    </style:style>
    <style:style style:name="P271" style:family="paragraph" style:parent-style-name="Standard">
      <style:text-properties style:font-name="Liberation Serif" fo:font-size="12pt" style:text-underline-style="none" officeooo:rsid="03082445" officeooo:paragraph-rsid="03082445" style:font-size-asian="12pt" style:font-size-complex="12pt"/>
    </style:style>
    <style:style style:name="P272" style:family="paragraph" style:parent-style-name="Standard">
      <style:text-properties fo:font-weight="normal" officeooo:rsid="02fb16a7" officeooo:paragraph-rsid="02fb16a7" style:font-weight-asian="normal" style:font-weight-complex="normal"/>
    </style:style>
    <style:style style:name="P273" style:family="paragraph" style:parent-style-name="Standard">
      <style:text-properties fo:font-weight="normal" officeooo:rsid="02fb9d1b" officeooo:paragraph-rsid="02fb9d1b" style:font-weight-asian="normal" style:font-weight-complex="normal"/>
    </style:style>
    <style:style style:name="P274" style:family="paragraph" style:parent-style-name="Standard">
      <style:text-properties fo:font-weight="normal" officeooo:rsid="02fd0845" officeooo:paragraph-rsid="02fd0845" style:font-weight-asian="normal" style:font-weight-complex="normal"/>
    </style:style>
    <style:style style:name="P275" style:family="paragraph" style:parent-style-name="Standard">
      <style:text-properties fo:font-weight="normal" officeooo:rsid="02ff1db2" officeooo:paragraph-rsid="02ff1db2" style:font-weight-asian="normal" style:font-weight-complex="normal"/>
    </style:style>
    <style:style style:name="P276" style:family="paragraph" style:parent-style-name="Standard">
      <style:text-properties officeooo:rsid="025ad1cf" officeooo:paragraph-rsid="02fb16a7"/>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c3c79a"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officeooo:rsid="02e2968d" style:font-style-asian="normal" style:font-weight-asian="normal" style:font-weight-complex="bold" style:text-emphasize="none"/>
    </style:style>
    <style:style style:name="T83" style:family="text">
      <style:text-properties style:text-outline="false" style:text-line-through-style="none" style:text-line-through-type="none" fo:text-shadow="none" style:text-underline-style="none" officeooo:rsid="0281161a" style:font-style-asian="normal" style:font-weight-asian="normal" style:font-weight-complex="bold" style:text-emphasize="none"/>
    </style:style>
    <style:style style:name="T84" style:family="text">
      <style:text-properties style:text-outline="false" style:text-line-through-style="none" style:text-line-through-type="none" fo:text-shadow="none" style:text-underline-style="none" officeooo:rsid="02c5d35c" style:font-style-asian="normal" style:font-weight-asian="normal" style:font-weight-complex="bold" style:text-emphasize="none"/>
    </style:style>
    <style:style style:name="T85" style:family="text">
      <style:text-properties style:text-outline="false" style:text-line-through-style="none" style:text-line-through-type="none" fo:text-shadow="none" style:text-underline-style="none" officeooo:rsid="030dbf9f" style:font-style-asian="normal" style:font-weight-asian="normal" style:font-weight-complex="bold" style:text-emphasize="none"/>
    </style:style>
    <style:style style:name="T86" style:family="text">
      <style:text-properties style:text-outline="false" style:text-line-through-style="none" style:text-line-through-type="none" fo:text-shadow="none" style:text-underline-style="none" officeooo:rsid="031376ea" style:font-style-asian="normal" style:font-weight-asian="normal" style:font-weight-complex="bold" style:text-emphasize="none"/>
    </style:style>
    <style:style style:name="T87" style:family="text">
      <style:text-properties style:text-outline="false" style:text-line-through-style="none" style:text-line-through-type="none" fo:text-shadow="none" style:text-underline-style="none" officeooo:rsid="031c5975" style:font-style-asian="normal" style:font-weight-asian="normal" style:font-weight-complex="bold" style:text-emphasize="none"/>
    </style:style>
    <style:style style:name="T88" style:family="text">
      <style:text-properties style:text-outline="false" style:text-line-through-style="none" style:text-line-through-type="none" fo:text-shadow="none" style:text-underline-style="none" officeooo:rsid="02d6e467" style:font-style-asian="normal" style:font-weight-asian="normal" style:font-weight-complex="bold" style:text-emphasize="none"/>
    </style:style>
    <style:style style:name="T89" style:family="text">
      <style:text-properties style:text-outline="false" style:text-line-through-style="none" style:text-line-through-type="none" fo:text-shadow="none" style:text-underline-style="none" officeooo:rsid="0323dd2c" style:font-style-asian="normal" style:font-weight-asian="normal" style:font-weight-complex="bold" style:text-emphasize="none"/>
    </style:style>
    <style:style style:name="T90"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91" style:family="text">
      <style:text-properties style:text-outline="false" style:text-line-through-style="none" style:text-line-through-type="none" fo:text-shadow="none" style:text-underline-style="none" officeooo:rsid="0225b94f" style:font-style-asian="normal" style:font-weight-asian="normal" style:font-style-complex="normal" style:font-weight-complex="bold" style:text-emphasize="none"/>
    </style:style>
    <style:style style:name="T92" style:family="text">
      <style:text-properties style:text-outline="false" style:text-line-through-style="none" style:text-line-through-type="none" fo:text-shadow="none" style:text-underline-style="none" officeooo:rsid="024acbef" style:font-style-asian="normal" style:font-weight-asian="normal" style:font-style-complex="normal" style:font-weight-complex="bold" style:text-emphasize="none"/>
    </style:style>
    <style:style style:name="T93" style:family="text">
      <style:text-properties style:text-outline="false" style:text-line-through-style="none" style:text-line-through-type="none" fo:text-shadow="none" style:text-underline-style="none" officeooo:rsid="022f7537" style:font-style-asian="normal" style:font-weight-asian="normal" style:font-style-complex="normal" style:font-weight-complex="bold" style:text-emphasize="none"/>
    </style:style>
    <style:style style:name="T94" style:family="text">
      <style:text-properties style:text-outline="false" style:text-line-through-style="none" style:text-line-through-type="none" fo:text-shadow="none" style:text-underline-style="none" officeooo:rsid="02f1237c" style:font-style-asian="normal" style:font-weight-asian="normal" style:font-style-complex="normal" style:font-weight-complex="bold" style:text-emphasize="none"/>
    </style:style>
    <style:style style:name="T95" style:family="text">
      <style:text-properties style:text-outline="false" style:text-line-through-style="none" style:text-line-through-type="none" fo:text-shadow="none" style:text-underline-style="none" officeooo:rsid="02f13143" style:font-style-asian="normal" style:font-weight-asian="normal" style:font-style-complex="normal" style:font-weight-complex="bold" style:text-emphasize="none"/>
    </style:style>
    <style:style style:name="T96" style:family="text">
      <style:text-properties style:text-outline="false" style:text-line-through-style="none" style:text-line-through-type="none" fo:text-shadow="none" style:text-underline-style="none" style:font-style-asian="normal" style:font-weight-asian="normal" style:text-emphasize="none"/>
    </style:style>
    <style:style style:name="T97" style:family="text">
      <style:text-properties style:text-outline="false" style:text-line-through-style="none" style:text-line-through-type="none" fo:text-shadow="none" style:text-underline-style="none" officeooo:rsid="02d3e698" style:font-style-asian="normal" style:font-weight-asian="normal" style:text-emphasize="none"/>
    </style:style>
    <style:style style:name="T98" style:family="text">
      <style:text-properties style:text-outline="false" style:text-line-through-style="none" style:text-line-through-type="none" fo:text-shadow="none" style:text-underline-style="none" style:font-style-asian="normal" style:font-weight-complex="bold" style:text-emphasize="none"/>
    </style:style>
    <style:style style:name="T99"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100" style:family="text">
      <style:text-properties style:text-outline="false" style:text-line-through-style="none" style:text-line-through-type="none" fo:text-shadow="none" style:text-underline-style="none" officeooo:rsid="02147d8e" style:font-style-asian="normal" style:font-weight-complex="bold" style:text-emphasize="none"/>
    </style:style>
    <style:style style:name="T101" style:family="text">
      <style:text-properties style:text-outline="false" style:text-line-through-style="none" style:text-line-through-type="none" fo:text-shadow="none" style:text-underline-style="none" officeooo:rsid="02d3e698" style:font-style-asian="normal" style:font-weight-complex="bold" style:text-emphasize="none"/>
    </style:style>
    <style:style style:name="T102" style:family="text">
      <style:text-properties style:text-outline="false" style:text-line-through-style="none" style:text-line-through-type="none" fo:text-shadow="none" style:text-underline-style="none" officeooo:rsid="02f3e93b" style:font-style-asian="normal" style:font-weight-complex="bold" style:text-emphasize="none"/>
    </style:style>
    <style:style style:name="T103" style:family="text">
      <style:text-properties style:text-outline="false" style:text-line-through-style="none" style:text-line-through-type="none" fo:text-shadow="none" style:text-underline-style="none" style:font-style-asian="normal" style:text-emphasize="none"/>
    </style:style>
    <style:style style:name="T104" style:family="text">
      <style:text-properties style:text-outline="false" style:text-line-through-style="none" style:text-line-through-type="none" fo:text-shadow="none" style:text-underline-style="none" officeooo:rsid="031c5975" style:font-style-asian="normal" style:text-emphasize="none"/>
    </style:style>
    <style:style style:name="T105" style:family="text">
      <style:text-properties style:text-outline="false" style:text-line-through-style="none" style:text-line-through-type="none" fo:text-shadow="none" style:text-underline-style="none" officeooo:rsid="031cab3e" style:font-style-asian="normal" style:text-emphasize="none"/>
    </style:style>
    <style:style style:name="T106" style:family="text">
      <style:text-properties style:text-outline="false" style:text-line-through-style="none" style:text-line-through-type="none" fo:text-shadow="none" style:text-underline-style="none" officeooo:rsid="0324c16e" style:font-style-asian="normal" style:text-emphasize="none"/>
    </style:style>
    <style:style style:name="T107"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108"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109" style:family="text">
      <style:text-properties officeooo:rsid="023763a4"/>
    </style:style>
    <style:style style:name="T110" style:family="text">
      <style:text-properties officeooo:rsid="023b787b"/>
    </style:style>
    <style:style style:name="T111" style:family="text">
      <style:text-properties officeooo:rsid="002a4289"/>
    </style:style>
    <style:style style:name="T112" style:family="text">
      <style:text-properties officeooo:rsid="0029d59f"/>
    </style:style>
    <style:style style:name="T113" style:family="text">
      <style:text-properties officeooo:rsid="0245e8a7"/>
    </style:style>
    <style:style style:name="T114" style:family="text">
      <style:text-properties officeooo:rsid="024cca5d"/>
    </style:style>
    <style:style style:name="T115" style:family="text">
      <style:text-properties officeooo:rsid="024e26c1"/>
    </style:style>
    <style:style style:name="T116" style:family="text">
      <style:text-properties officeooo:rsid="02514e73"/>
    </style:style>
    <style:style style:name="T117" style:family="text">
      <style:text-properties officeooo:rsid="026139da"/>
    </style:style>
    <style:style style:name="T118" style:family="text">
      <style:text-properties officeooo:rsid="00172d50"/>
    </style:style>
    <style:style style:name="T119" style:family="text">
      <style:text-properties officeooo:rsid="0213e0fd"/>
    </style:style>
    <style:style style:name="T120" style:family="text">
      <style:text-properties officeooo:rsid="02674e0a"/>
    </style:style>
    <style:style style:name="T121" style:family="text">
      <style:text-properties officeooo:rsid="026b29e8"/>
    </style:style>
    <style:style style:name="T122" style:family="text">
      <style:text-properties officeooo:rsid="026ce012"/>
    </style:style>
    <style:style style:name="T123" style:family="text">
      <style:text-properties officeooo:rsid="026e5638"/>
    </style:style>
    <style:style style:name="T124" style:family="text">
      <style:text-properties officeooo:rsid="02704123"/>
    </style:style>
    <style:style style:name="T125" style:family="text">
      <style:text-properties officeooo:rsid="02709235"/>
    </style:style>
    <style:style style:name="T126" style:family="text">
      <style:text-properties officeooo:rsid="0270e262"/>
    </style:style>
    <style:style style:name="T127" style:family="text">
      <style:text-properties officeooo:rsid="0277ca98"/>
    </style:style>
    <style:style style:name="T128" style:family="text">
      <style:text-properties officeooo:rsid="027c0768"/>
    </style:style>
    <style:style style:name="T129" style:family="text">
      <style:text-properties officeooo:rsid="027d1192"/>
    </style:style>
    <style:style style:name="T130" style:family="text">
      <style:text-properties officeooo:rsid="027fbe62"/>
    </style:style>
    <style:style style:name="T131" style:family="text">
      <style:text-properties officeooo:rsid="0281161a"/>
    </style:style>
    <style:style style:name="T132" style:family="text">
      <style:text-properties officeooo:rsid="002e0a23"/>
    </style:style>
    <style:style style:name="T133" style:family="text">
      <style:text-properties officeooo:rsid="028cd6f0"/>
    </style:style>
    <style:style style:name="T134" style:family="text">
      <style:text-properties officeooo:rsid="028cf791"/>
    </style:style>
    <style:style style:name="T135" style:family="text">
      <style:text-properties officeooo:rsid="0290e4db"/>
    </style:style>
    <style:style style:name="T136" style:family="text">
      <style:text-properties officeooo:rsid="02929697"/>
    </style:style>
    <style:style style:name="T137" style:family="text">
      <style:text-properties officeooo:rsid="0294737e"/>
    </style:style>
    <style:style style:name="T138" style:family="text">
      <style:text-properties fo:language="en" fo:country="US" officeooo:rsid="02a985e9"/>
    </style:style>
    <style:style style:name="T139" style:family="text">
      <style:text-properties fo:language="en" fo:country="US" officeooo:rsid="02ad8982"/>
    </style:style>
    <style:style style:name="T140" style:family="text">
      <style:text-properties officeooo:rsid="02a663bd"/>
    </style:style>
    <style:style style:name="T141" style:family="text">
      <style:text-properties officeooo:rsid="02a985e9"/>
    </style:style>
    <style:style style:name="T142" style:family="text">
      <style:text-properties officeooo:rsid="02aa253c"/>
    </style:style>
    <style:style style:name="T143" style:family="text">
      <style:text-properties officeooo:rsid="02ad8982"/>
    </style:style>
    <style:style style:name="T144" style:family="text">
      <style:text-properties officeooo:rsid="02ae116b"/>
    </style:style>
    <style:style style:name="T145" style:family="text">
      <style:text-properties officeooo:rsid="02b3882e"/>
    </style:style>
    <style:style style:name="T146" style:family="text">
      <style:text-properties officeooo:rsid="02b44ac2"/>
    </style:style>
    <style:style style:name="T147" style:family="text">
      <style:text-properties officeooo:rsid="02bab323"/>
    </style:style>
    <style:style style:name="T148" style:family="text">
      <style:text-properties officeooo:rsid="02bb7c50"/>
    </style:style>
    <style:style style:name="T149" style:family="text">
      <style:text-properties fo:color="#000000" loext:opacity="100%" style:text-outline="false" style:text-line-through-style="none" style:text-line-through-type="none" fo:text-shadow="none" style:text-underline-style="none" style:font-style-asian="normal" style:font-weight-complex="bold" style:text-emphasize="none"/>
    </style:style>
    <style:style style:name="T150" style:family="text">
      <style:text-properties officeooo:rsid="02c3c79a"/>
    </style:style>
    <style:style style:name="T151" style:family="text">
      <style:text-properties officeooo:rsid="02c5d35c"/>
    </style:style>
    <style:style style:name="T152" style:family="text">
      <style:text-properties officeooo:rsid="02d16a14"/>
    </style:style>
    <style:style style:name="T153" style:family="text">
      <style:text-properties officeooo:rsid="02d3e698"/>
    </style:style>
    <style:style style:name="T154" style:family="text">
      <style:text-properties fo:font-weight="bold" style:font-weight-asian="bold" style:font-weight-complex="bold"/>
    </style:style>
    <style:style style:name="T155" style:family="text">
      <style:text-properties fo:font-weight="bold" officeooo:rsid="0294737e" style:font-weight-asian="bold" style:font-weight-complex="bold"/>
    </style:style>
    <style:style style:name="T156" style:family="text">
      <style:text-properties fo:font-weight="bold" officeooo:rsid="02fb16a7" style:font-weight-asian="bold" style:font-weight-complex="bold"/>
    </style:style>
    <style:style style:name="T157" style:family="text">
      <style:text-properties officeooo:rsid="02d5c27c"/>
    </style:style>
    <style:style style:name="T158" style:family="text">
      <style:text-properties officeooo:rsid="02d97284"/>
    </style:style>
    <style:style style:name="T159" style:family="text">
      <style:text-properties officeooo:rsid="02ea05d6"/>
    </style:style>
    <style:style style:name="T160" style:family="text">
      <style:text-properties officeooo:rsid="02ee3dc2"/>
    </style:style>
    <style:style style:name="T161" style:family="text">
      <style:text-properties officeooo:rsid="02f13143"/>
    </style:style>
    <style:style style:name="T162" style:family="text">
      <style:text-properties style:font-weight-asian="bold" style:font-weight-complex="bold"/>
    </style:style>
    <style:style style:name="T163" style:family="text">
      <style:text-properties officeooo:rsid="02f16986" style:font-weight-asian="bold" style:font-weight-complex="bold"/>
    </style:style>
    <style:style style:name="T164" style:family="text">
      <style:text-properties officeooo:rsid="02d3e698" style:font-weight-asian="bold" style:font-weight-complex="bold"/>
    </style:style>
    <style:style style:name="T165" style:family="text">
      <style:text-properties officeooo:rsid="02f5d463"/>
    </style:style>
    <style:style style:name="T166" style:family="text">
      <style:text-properties officeooo:rsid="02f74b4b"/>
    </style:style>
    <style:style style:name="T167" style:family="text">
      <style:text-properties officeooo:rsid="02f7688f"/>
    </style:style>
    <style:style style:name="T168" style:family="text">
      <style:text-properties officeooo:rsid="02fa3ee1"/>
    </style:style>
    <style:style style:name="T169" style:family="text">
      <style:text-properties officeooo:rsid="02fd0845"/>
    </style:style>
    <style:style style:name="T170" style:family="text">
      <style:text-properties officeooo:rsid="02fef840"/>
    </style:style>
    <style:style style:name="T171" style:family="text">
      <style:text-properties officeooo:rsid="02ff1db2"/>
    </style:style>
    <style:style style:name="T172" style:family="text">
      <style:text-properties officeooo:rsid="02ff96ab"/>
    </style:style>
    <style:style style:name="T173" style:family="text">
      <style:text-properties officeooo:rsid="0301ac92"/>
    </style:style>
    <style:style style:name="T174" style:family="text">
      <style:text-properties officeooo:rsid="0303575b"/>
    </style:style>
    <style:style style:name="T175" style:family="text">
      <style:text-properties officeooo:rsid="030b4fe5"/>
    </style:style>
    <style:style style:name="T176" style:family="text">
      <style:text-properties officeooo:rsid="030b70f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text:span text:style-name="T57">Eastern Empire</text:span> Language</text:p>
      <text:p text:style-name="P65"/>
      <text:p text:style-name="P65"/>
      <text:p text:style-name="P65"/>
      <text:p text:style-name="P65"/>
      <text:p text:style-name="P65">Phonetic Rules:</text:p>
      <text:p text:style-name="P1"/>
      <text:p text:style-name="P28"><text:span text:style-name="T118">“</text:span><text:span text:style-name="T119">Not Romanized</text:span><text:span text:style-name="T118">”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204"/>
      <text:p text:style-name="P10">Every Word <text:span text:style-name="T109">longer than 2 syllables, </text:span>must end with a vocal, <text:span text:style-name="T114">or the following consonants: s, </text:span><text:span text:style-name="T135">k</text:span><text:span text:style-name="T114">, t</text:span></text:p>
      <text:p text:style-name="P10"/>
      <text:p text:style-name="P267">No Word can start with “<text:span text:style-name="T110">y</text:span>” <text:span text:style-name="T110">or “w”</text:span> sound<text:span text:style-name="T145">s</text:span></text:p>
      <text:p text:style-name="P267"/>
      <text:p text:style-name="P268">Illegal consonants cluster:</text:p>
      <text:p text:style-name="P269"/>
      <text:p text:style-name="P269">In this language is illegal to have a plosive labial consonant (p, b) before a nasal sound (m, n)</text:p>
      <text:p text:style-name="P269"/>
      <text:p text:style-name="P270">Here we will list the illegal consonant clusters, according to the rules above:</text:p>
      <text:p text:style-name="P270"/>
      <text:p text:style-name="P271">pm, pn, bm, bn</text:p>
      <text:p text:style-name="P1"/>
      <text:p text:style-name="P2"><text:span text:style-name="T52">Stress</text:span>: </text:p>
      <text:p text:style-name="P2"/>
      <text:p text:style-name="P8">on the second to last syllable, unless <text:span text:style-name="T146">another</text:span>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21"/>
      <text:p text:style-name="P71"/>
      <text:p text:style-name="P70"><text:span text:style-name="T7">D</text:span><text:span text:style-name="T2">ictionary:</text:span></text:p>
      <text:p text:style-name="P72"/>
      <text:p text:style-name="P4"><text:span text:style-name="T8">Pronouns</text:span><text:span text:style-name="T3">:</text:span></text:p>
      <text:p text:style-name="P74"/>
      <text:p text:style-name="P194">Personal Pronouns:</text:p>
      <text:p text:style-name="P74"/>
      <text:p text:style-name="P172"><text:span text:style-name="T59">ɛ</text:span><text:span text:style-name="T60">i<text:tab/><text:tab/>→<text:tab/>I/me</text:span></text:p>
      <text:p text:style-name="P175"><text:span text:style-name="T61">P</text:span><text:span text:style-name="T59">a<text:tab/><text:tab/>→<text:tab/>You </text:span><text:span text:style-name="T62">(Singular)</text:span></text:p>
      <text:p text:style-name="P177"><text:span text:style-name="T62">N</text:span><text:span text:style-name="T59">i<text:tab/><text:tab/>→<text:tab/>He</text:span></text:p>
      <text:p text:style-name="P177"><text:span text:style-name="T59">Nɛ<text:tab/><text:tab/>→<text:tab/></text:span><text:span text:style-name="T61">She</text:span></text:p>
      <text:p text:style-name="P180"><text:span text:style-name="T59">Do</text:span><text:span text:style-name="T63">i</text:span><text:span text:style-name="T59"><text:tab/><text:tab/>→<text:tab/>We/Us </text:span><text:span text:style-name="T63">(All Male or General)</text:span></text:p>
      <text:p text:style-name="P182"><text:span text:style-name="T59">Do</text:span><text:span text:style-name="T64"><text:tab/><text:tab/>→<text:tab/></text:span><text:span text:style-name="T59">We/Us (All Female)</text:span></text:p>
      <text:p text:style-name="P11"><text:span text:style-name="T17">Ro</text:span><text:span text:style-name="T20">i</text:span><text:span text:style-name="T17"><text:tab/><text:tab/>→<text:tab/>You (Plural, </text:span><text:span text:style-name="T20">All Male or General</text:span><text:span text:style-name="T17">)</text:span></text:p>
      <text:p text:style-name="P11"><text:span text:style-name="T17">Ro<text:tab/><text:tab/>→<text:tab/>You (Plural, </text:span><text:span text:style-name="T20">All </text:span><text:span text:style-name="T21">Female</text:span><text:span text:style-name="T17">)</text:span></text:p>
      <text:p text:style-name="P11"><text:span text:style-name="T32">S</text:span><text:span text:style-name="T33">h</text:span><text:span text:style-name="T32">əh</text:span><text:span text:style-name="T34">a</text:span><text:span text:style-name="T35"><text:tab/></text:span><text:span text:style-name="T18"><text:tab/></text:span><text:span text:style-name="T17">→<text:tab/></text:span><text:span text:style-name="T19">They/Them</text:span></text:p>
      <text:p text:style-name="P95"/>
      <text:p text:style-name="P95"/>
      <text:p text:style-name="P194">Possessive Pronouns:</text:p>
      <text:p text:style-name="P194"/>
      <text:p text:style-name="P173"><text:span text:style-name="T59">ɛ</text:span><text:span text:style-name="T66">k</text:span><text:span text:style-name="T60">i<text:tab/><text:tab/>→<text:tab/></text:span><text:span text:style-name="T65">my/mine</text:span></text:p>
      <text:p text:style-name="P176"><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79"><text:span text:style-name="T62">N</text:span><text:span text:style-name="T59">ɛ<text:tab/><text:tab/>→<text:tab/></text:span><text:span text:style-name="T65">his</text:span></text:p>
      <text:p text:style-name="P178"><text:span text:style-name="T59">Nɛ</text:span><text:span text:style-name="T66">k</text:span><text:span text:style-name="T59"><text:tab/><text:tab/>→<text:tab/></text:span><text:span text:style-name="T65">her</text:span></text:p>
      <text:p text:style-name="P181"><text:soft-page-break/><text:span text:style-name="T59">Do<text:tab/><text:tab/>→<text:tab/></text:span><text:span text:style-name="T65">our</text:span><text:span text:style-name="T59"> </text:span><text:span text:style-name="T63">(All Male or General)</text:span></text:p>
      <text:p text:style-name="P183"><text:span text:style-name="T59">Do</text:span><text:span text:style-name="T66">k</text:span><text:span text:style-name="T64"><text:tab/><text:tab/>→<text:tab/></text:span><text:span text:style-name="T65">our</text:span><text:span text:style-name="T59"> (All Female)</text:span></text:p>
      <text:p text:style-name="P12"><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2"><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4"><text:span text:style-name="T90">Sha</text:span><text:span text:style-name="T107"> </text:span><text:span text:style-name="T68"><text:tab/><text:tab/></text:span><text:span text:style-name="T69">→<text:tab/></text:span><text:span text:style-name="T67">their</text:span></text:p>
      <text:p text:style-name="P210"/>
      <text:p text:style-name="P73"/>
      <text:p text:style-name="P5"><text:span text:style-name="T8">Nouns</text:span><text:span text:style-name="T3">:</text:span></text:p>
      <text:p text:style-name="P85"/>
      <text:p text:style-name="P97">Here we will write all the basic Nouns, for their (eventual) conjugation, read the grammar section.</text:p>
      <text:p text:style-name="P128">Next to every word will be written (m) or (f) to tell if it’s masculine of feminine, <text:span text:style-name="T147">if not, it depends on the gender of the object that the word refers to</text:span>.</text:p>
      <text:p text:style-name="P128"><text:s/></text:p>
      <text:p text:style-name="P193">Root Words:</text:p>
      <text:p text:style-name="P203"/>
      <text:p text:style-name="P205">macha<text:tab/><text:tab/>→<text:tab/>man (also used <text:span text:style-name="T134">as husband and</text:span> person in general)</text:p>
      <text:p text:style-name="P97">evi<text:tab/><text:tab/>→<text:tab/>child/son (only male)</text:p>
      <text:p text:style-name="P211">zhas<text:tab/><text:span text:style-name="T150">(f)</text:span><text:tab/>→<text:tab/>water</text:p>
      <text:p text:style-name="P212">dzhabe<text:tab/><text:span text:style-name="T150">(m)</text:span><text:tab/>→<text:tab/>mountain</text:p>
      <text:p text:style-name="P98"><text:span text:style-name="T71">t</text:span><text:span text:style-name="T72">ɒ</text:span><text:span text:style-name="T71">we<text:tab/><text:tab/>→<text:tab/></text:span><text:span text:style-name="T73">animal</text:span><text:span text:style-name="T70"><text:tab/></text:span></text:p>
      <text:p text:style-name="P99"><text:span text:style-name="T70">c</text:span><text:span text:style-name="T67">hakazhi<text:tab/></text:span><text:span text:style-name="T81">(m)</text:span><text:span text:style-name="T67"><text:tab/>→<text:tab/></text:span><text:span text:style-name="T74">sea/</text:span><text:span text:style-name="T75">ocean</text:span></text:p>
      <text:p text:style-name="P111"><text:span text:style-name="T75">k</text:span><text:span text:style-name="T67">op</text:span><text:span text:style-name="T80">e</text:span><text:span text:style-name="T70"><text:tab/></text:span><text:span text:style-name="T81">(m)</text:span><text:span text:style-name="T70"><text:tab/>→<text:tab/></text:span><text:span text:style-name="T67">head</text:span></text:p>
      <text:p text:style-name="P123">kelis<text:tab/><text:span text:style-name="T150">(f)</text:span><text:tab/>→<text:tab/>rock</text:p>
      <text:p text:style-name="P124">kahi<text:tab/><text:span text:style-name="T150">(m)</text:span><text:tab/>→<text:tab/>family</text:p>
      <text:p text:style-name="P126">tela:l<text:tab/><text:span text:style-name="T150">(m)</text:span><text:tab/>→<text:tab/>sword</text:p>
      <text:p text:style-name="P127">vokre<text:tab/><text:span text:style-name="T150">(f)</text:span><text:tab/>→<text:tab/>spear (EIC)</text:p>
      <text:p text:style-name="P126">nabi<text:tab/><text:tab/>→<text:tab/>slave</text:p>
      <text:p text:style-name="P129">glopyo<text:tab/>(m)<text:tab/>→<text:tab/>place</text:p>
      <text:p text:style-name="P130">zhika<text:tab/><text:span text:style-name="T157">(f)</text:span><text:tab/>→<text:tab/>fish</text:p>
      <text:p text:style-name="P131">dzhor<text:span text:style-name="T152">k</text:span><text:tab/><text:tab/>→<text:tab/>dog</text:p>
      <text:p text:style-name="P132">tera:k<text:tab/>(m)<text:tab/>→<text:tab/>field/plain</text:p>
      <text:p text:style-name="P133">ros<text:span text:style-name="T96">ə</text:span>no<text:tab/>(m)<text:tab/>→<text:tab/>tree</text:p>
      <text:p text:style-name="P134">tr<text:span text:style-name="T76">ɛ</text:span><text:span text:style-name="T67">ko<text:tab/>(m)<text:tab/>→<text:tab/>wood</text:span></text:p>
      <text:p text:style-name="P224">lavia<text:tab/>(f)<text:tab/>→<text:tab/>bird</text:p>
      <text:p text:style-name="P135"><text:span text:style-name="T67">nikr</text:span><text:span text:style-name="T76">ɛ</text:span><text:span text:style-name="T67">o<text:tab/>(m)<text:tab/>→<text:tab/>eagle (used in general also for any bird of prey, EIC)</text:span></text:p>
      <text:p text:style-name="P225">chichi<text:tab/>(f)<text:tab/>→<text:tab/>seed</text:p>
      <text:p text:style-name="P136"><text:span text:style-name="T67">l</text:span><text:span text:style-name="T76">ɛ</text:span><text:span text:style-name="T67">ma<text:tab/>(f)<text:tab/>→<text:tab/>leaf</text:span></text:p>
      <text:p text:style-name="P137"><text:span text:style-name="T67">fl</text:span><text:span text:style-name="T82">ato</text:span><text:span text:style-name="T67"><text:tab/>(f)<text:tab/>→<text:tab/>root</text:span></text:p>
      <text:p text:style-name="P138"><text:span text:style-name="T67">kl</text:span><text:span text:style-name="T72">ɒ</text:span><text:span text:style-name="T67">ti<text:tab/>(m)<text:tab/>→<text:tab/>bark (of tree)</text:span></text:p>
      <text:p text:style-name="P139"><text:span text:style-name="T67">l</text:span><text:span text:style-name="T76">ɛ</text:span><text:span text:style-name="T67">nia<text:tab/>(f)<text:tab/>→<text:tab/>skin</text:span></text:p>
      <text:p text:style-name="P226"><text:span text:style-name="T165">h</text:span>akke<text:tab/>(m)<text:tab/>→<text:tab/>meat/flesh</text:p>
      <text:p text:style-name="P227">takkra<text:tab/>(m)<text:tab/>→<text:tab/>blood</text:p>
      <text:p text:style-name="P248"><text:span text:style-name="T67">edrie<text:tab/>(m)<text:tab/>→<text:tab/>bone</text:span></text:p>
      <text:p text:style-name="P255"><text:span text:style-name="T67"/></text:p>
      <text:p text:style-name="P249"><text:span text:style-name="T67"><text:tab/></text:span></text:p>
      <text:p text:style-name="P133"/>
      <text:p text:style-name="P131"/>
      <text:p text:style-name="P125"/>
      <text:p text:style-name="P96"/>
      <text:p text:style-name="P193">Derived Words:</text:p>
      <text:p text:style-name="P84"/>
      <text:p text:style-name="P143">tr<text:span text:style-name="T72">ɒ</text:span>kse<text:tab/>(f)<text:tab/>→<text:tab/>wood (from tera:k-<text:span text:style-name="T153">ros</text:span><text:span text:style-name="T97">ə</text:span><text:span text:style-name="T153">no, </text:span>field/tree, EIC)</text:p>
      <text:p text:style-name="P216"><text:soft-page-break/><text:span text:style-name="T131">popoti</text:span><text:tab/><text:span text:style-name="T151">(f)</text:span><text:tab/>→<text:tab/><text:span text:style-name="T176">romantic </text:span><text:span text:style-name="T175">love intended as abstract concept </text:span></text:p>
      <text:p text:style-name="P250"><text:span text:style-name="T83">kaiati</text:span><text:span text:style-name="T67"><text:tab/></text:span><text:span text:style-name="T84">(f)</text:span><text:span text:style-name="T67"><text:tab/>→<text:tab/></text:span><text:span text:style-name="T85">familiar </text:span><text:span text:style-name="T67">love </text:span><text:span text:style-name="T86">intended as abstract concept</text:span></text:p>
      <text:p text:style-name="P251"><text:span text:style-name="T67">takma<text:tab/><text:tab/>→<text:tab/>person who does an action</text:span></text:p>
      <text:p text:style-name="P252"><text:span text:style-name="T67">poma<text:tab/><text:tab/>→<text:tab/>lover</text:span></text:p>
      <text:p text:style-name="P253"><text:span text:style-name="T67">kochma<text:tab/><text:tab/>→<text:tab/>possessor/owner</text:span></text:p>
      <text:p text:style-name="P254"><text:span text:style-name="T67">zhi</text:span><text:span text:style-name="T87">ra:k</text:span><text:span text:style-name="T67"><text:tab/><text:tab/>→<text:tab/>snake (from zhika-</text:span><text:span text:style-name="T87">tera:k</text:span><text:span text:style-name="T67">, EIC)</text:span></text:p>
      <text:p text:style-name="P255"><text:span text:style-name="T67">nikkri<text:tab/>(m)<text:tab/>→<text:tab/>sun (from </text:span><text:span text:style-name="T88">nikr</text:span><text:span text:style-name="T76">ɛ</text:span><text:span text:style-name="T88">o, </text:span><text:span text:style-name="T89">EIC</text:span><text:span text:style-name="T67">)</text:span></text:p>
      <text:p text:style-name="P250"><text:span text:style-name="T67"/></text:p>
      <text:p text:style-name="P171"><text:span text:style-name="T51">Numbers</text:span>:</text:p>
      <text:p text:style-name="P171"/>
      <text:p text:style-name="P190">Cardinal Numbers:</text:p>
      <text:p text:style-name="P159"/>
      <text:p text:style-name="P89"/>
      <text:p text:style-name="P82"><text:tab/></text:p>
      <text:p text:style-name="P191"><text:span text:style-name="T53">Ordinal</text:span> Numbers:</text:p>
      <text:p text:style-name="P79"/>
      <text:p text:style-name="P88"/>
      <text:p text:style-name="P87"/>
      <text:p text:style-name="P154"/>
      <text:p text:style-name="P149"/>
      <text:p text:style-name="P76"/>
      <text:p text:style-name="P7"><text:span text:style-name="T8">Verbs</text:span><text:span text:style-name="T3">:</text:span></text:p>
      <text:p text:style-name="P75"/>
      <text:p text:style-name="P104">Every verb here will be written in its base <text:span text:style-name="T117">impersonal</text:span> form, for the conjugation (in time and <text:span text:style-name="T136">p</text:span><text:span text:style-name="T137">erson</text:span>), read the grammar section.</text:p>
      <text:p text:style-name="P75"/>
      <text:p text:style-name="P192">Root Words:</text:p>
      <text:p text:style-name="P105"/>
      <text:p text:style-name="P106">saf<text:span text:style-name="T124">eti</text:span><text:tab/><text:tab/>→<text:tab/>to be</text:p>
      <text:p text:style-name="P109">ko<text:span text:style-name="T125">ch</text:span><text:span text:style-name="T124">ati</text:span><text:tab/><text:tab/>→<text:tab/>to hav<text:span text:style-name="T130">e</text:span></text:p>
      <text:p text:style-name="P110">pop<text:span text:style-name="T131">ot</text:span>i<text:tab/><text:tab/>→<text:tab/>to love (intended as romantic, also a noun)</text:p>
      <text:p text:style-name="P110">k<text:span text:style-name="T131">a</text:span>ia<text:span text:style-name="T131">ti</text:span><text:tab/><text:tab/>→<text:tab/>to love (intended as familiar, also a noun)</text:p>
      <text:p text:style-name="P249"><text:span text:style-name="T166">taketi</text:span><text:tab/><text:tab/>→<text:tab/>to do</text:p>
      <text:p text:style-name="P249"/>
      <text:p text:style-name="P86"/>
      <text:p text:style-name="P83"/>
      <text:p text:style-name="P192">Derived Words:</text:p>
      <text:p text:style-name="P90"/>
      <text:p text:style-name="P80"/>
      <text:p text:style-name="P80"/>
      <text:p text:style-name="P6"><text:span text:style-name="T9">Adjectives</text:span><text:span text:style-name="T3">:</text:span></text:p>
      <text:p text:style-name="P75"/>
      <text:p text:style-name="P140">sa<text:span text:style-name="T159">w</text:span>i<text:tab/><text:tab/>→<text:tab/>big</text:p>
      <text:p text:style-name="P141">nikri:<text:tab/><text:tab/>→<text:tab/><text:span text:style-name="T160">little/small</text:span></text:p>
      <text:p text:style-name="P115"/>
      <text:p text:style-name="P151"/>
      <text:p text:style-name="P150"/>
      <text:p text:style-name="P148"/>
      <text:p text:style-name="P77"/>
      <text:p text:style-name="P174">Adverbs <text:span text:style-name="T55">and </text:span><text:span text:style-name="T54">Prepositions</text:span>:</text:p>
      <text:p text:style-name="P174"/>
      <text:p text:style-name="P116">sak<text:tab/><text:tab/>→<text:tab/>if</text:p>
      <text:p text:style-name="P75"><text:soft-page-break/></text:p>
      <text:p text:style-name="P201">Syntax:</text:p>
      <text:p text:style-name="P189"/>
      <text:p text:style-name="P66"><text:span text:style-name="T13">Word Order: </text:span><text:span text:style-name="T2">Subject </text:span><text:span text:style-name="T14">Verb</text:span><text:span text:style-name="T2"> </text:span><text:span text:style-name="T14">Object</text:span></text:p>
      <text:p text:style-name="P170"/>
      <text:p text:style-name="P67"><text:span text:style-name="T14">E</text:span><text:span text:style-name="T2">xample:</text:span></text:p>
      <text:p text:style-name="P78"/>
      <text:p text:style-name="P108">I have an animal <text:s/>→ <text:s/>I have animal <text:s/>→ <text:span text:style-name="T76">ɛ</text:span><text:span text:style-name="T77">i </text:span>kochi <text:span text:style-name="T71">t</text:span><text:span text:style-name="T72">ɒ</text:span><text:span text:style-name="T71">we</text:span></text:p>
      <text:p text:style-name="P217"/>
      <text:p text:style-name="P108"><text:span text:style-name="T71">S</text:span><text:span text:style-name="T67">ince the conjugation changes for each person, it is possible to leave out the subject, and imply it.</text:span></text:p>
      <text:p text:style-name="P218"/>
      <text:p text:style-name="P218">Example:</text:p>
      <text:p text:style-name="P218"/>
      <text:p text:style-name="P218">I am a man <text:s/>→ <text:s/>am man <text:s/>→ safi macha</text:p>
      <text:p text:style-name="P91"/>
      <text:p text:style-name="P92">Adjectives comes always after Nouns and before verbs, historically, this happens because the adjectives evolved from verbs</text:p>
      <text:p text:style-name="P92"/>
      <text:p text:style-name="P142">They are big men <text:s/>→ <text:s/>They are big men <text:s/>→ <text:s/><text:span text:style-name="T91">S</text:span><text:span text:style-name="T92">h</text:span><text:span text:style-name="T91">əh</text:span><text:span text:style-name="T93">a</text:span><text:span text:style-name="T94"> saf</text:span><text:span text:style-name="T95">w</text:span><text:span text:style-name="T94">a sawi macha</text:span></text:p>
      <text:p text:style-name="P93"/>
      <text:p text:style-name="P112"><text:span text:style-name="T112">E</text:span><text:span text:style-name="T111">very time we talk about a Possessor and a Possessee, </text:span><text:span text:style-name="T113">we use “Possessive Pronouns”, described earlier </text:span></text:p>
      <text:p text:style-name="P112"/>
      <text:p text:style-name="P113">Example:</text:p>
      <text:p text:style-name="P113"/>
      <text:p text:style-name="P114">She is my wife<text:tab/>→<text:tab/><text:span text:style-name="T70">Nɛ </text:span><text:span text:style-name="T78">sa</text:span><text:span text:style-name="T79">fe</text:span><text:span text:style-name="T78">ko </text:span><text:span text:style-name="T70">ɛ</text:span><text:span text:style-name="T78">ki machi</text:span></text:p>
      <text:p text:style-name="P112"/>
      <text:p text:style-name="P81"/>
      <text:p text:style-name="P81">Summary:</text:p>
      <text:list text:style-name="L1">
        <text:list-item>
          <text:p text:style-name="P245">Default Word Order: S <text:span text:style-name="T58">V O</text:span></text:p>
        </text:list-item>
        <text:list-item>
          <text:p text:style-name="P246">Noun – Adjective</text:p>
        </text:list-item>
        <text:list-item>
          <text:p text:style-name="P247">Verb <text:span text:style-name="T132">– </text:span>Auxiliary</text:p>
        </text:list-item>
      </text:list>
      <text:p text:style-name="P81"/>
      <text:p text:style-name="P81"/>
      <text:p text:style-name="P69"><text:span text:style-name="T12">Grammar</text:span><text:span text:style-name="T2">:</text:span></text:p>
      <text:p text:style-name="P202"/>
      <text:p text:style-name="P152">Every Word that is marked with EI<text:span text:style-name="T115">G</text:span> (Explained in <text:span text:style-name="T115">Grammar</text:span>) will be Explained here.</text:p>
      <text:p text:style-name="P152"/>
      <text:p text:style-name="P188">Gender</text:p>
      <text:p text:style-name="P152"/>
      <text:p text:style-name="P156"><text:span text:style-name="T116">E</text:span>very “Gender<text:span text:style-name="T148">i</text:span>zable” Noun is considered masculin in its base form, and is considered feminine if the -i <text:span text:style-name="T116">vocal </text:span>is added at the end of the word, <text:span text:style-name="T114">if the word already ends in -i, it becomes -</text:span><text:span text:style-name="T108">ɛ</text:span>.</text:p>
      <text:p text:style-name="P155"/>
      <text:p text:style-name="P155">Example:</text:p>
      <text:p text:style-name="P155"/>
      <text:p text:style-name="P157">macha<text:tab/>→<text:tab/>man (person)</text:p>
      <text:p text:style-name="P157">machi<text:tab/>→<text:tab/>woman <text:span text:style-name="T133">(also used as wife)</text:span></text:p>
      <text:p text:style-name="P157"/>
      <text:p text:style-name="P157">Another Example:</text:p>
      <text:p text:style-name="P155"/>
      <text:p text:style-name="P158">evi<text:tab/>→<text:tab/>child/son</text:p>
      <text:p text:style-name="P158">ev<text:span text:style-name="T99">ɛ<text:tab/>→<text:tab/></text:span><text:span text:style-name="T98">child/daughter</text:span></text:p>
      <text:p text:style-name="P222"><text:soft-page-break/></text:p>
      <text:p text:style-name="P168"><text:span text:style-name="T98"><text:line-break/></text:span><text:span text:style-name="T149">if a word is normally feminine and the speaker wants to give it greater importance, he can use it in the masculine to underline its importance, viceversa, it’s possible to refer to a masculine word using feminine to devalue it.</text:span></text:p>
      <text:p text:style-name="P232"/>
      <text:p text:style-name="P233">Example:</text:p>
      <text:p text:style-name="P234"/>
      <text:p text:style-name="P235">the word “spear” (vokre) is generally feminine, but if the speaker is from Matnaath Island, he will give much importance to his traditional weapon and when talking about it will use masculin.</text:p>
      <text:p text:style-name="P223"/>
      <text:p text:style-name="P229">Plural</text:p>
      <text:p text:style-name="P213"/>
      <text:p text:style-name="P214">Every Word that expresses a countable thing (for example rock, person, etc…) becomes plural by adding the -s consonant at the end of the word, if the word already ends in -s, it becomes -sh</text:p>
      <text:p text:style-name="P214"/>
      <text:p text:style-name="P214">Example:</text:p>
      <text:p text:style-name="P214"/>
      <text:p text:style-name="P214">macha<text:tab/>→<text:tab/>man (person)</text:p>
      <text:p text:style-name="P214">machas<text:tab/>→<text:tab/>men (people)</text:p>
      <text:p text:style-name="P214"/>
      <text:p text:style-name="P214"/>
      <text:p text:style-name="P211">Another Example:</text:p>
      <text:p text:style-name="P211"/>
      <text:p text:style-name="P215">kelis<text:tab/>→<text:tab/>rock</text:p>
      <text:p text:style-name="P215">kelish<text:tab/>→<text:tab/>rocks</text:p>
      <text:p text:style-name="P215"/>
      <text:p text:style-name="P229">Conjugation</text:p>
      <text:p text:style-name="P215"/>
      <text:p text:style-name="P101">Every Verb has a “base form” which is used to express the activity done at any time, for example, </text:p>
      <text:p text:style-name="P101">for the verb “to run” the base form will express the act of running in general.</text:p>
      <text:p text:style-name="P101"/>
      <text:p text:style-name="P107">Every base form of each verb will end in -eti, -oti or -ati.</text:p>
      <text:p text:style-name="P101"/>
      <text:p text:style-name="P103"><text:span text:style-name="T137">T</text:span><text:span text:style-name="T122">o conjugate a verb, </text:span><text:span text:style-name="T137">in general</text:span><text:span text:style-name="T122">, we remove the last </text:span><text:span text:style-name="T123">syllable </text:span><text:span text:style-name="T137">from</text:span><text:span text:style-name="T123"> the base form and add the res</text:span><text:span text:style-name="T124">p</text:span><text:span text:style-name="T123">ective conjugation. </text:span><text:span text:style-name="T140">If, when conjugating we get two vocals at the end of the word (for example safeti when conjugated in present first singular person, becomes safei) we remove the second to last vocal (in our example, it becomes safi)</text:span></text:p>
      <text:p text:style-name="P102"/>
      <text:p text:style-name="P239"><text:span text:style-name="T42">There are many different moods in this Language, we have</text:span><text:span text:style-name="T43">:</text:span></text:p>
      <text:p text:style-name="P122"/>
      <text:p text:style-name="P239"><text:span text:style-name="T50">Indicative:</text:span><text:span text:style-name="T42"> </text:span></text:p>
      <text:p text:style-name="P117"/>
      <text:p text:style-name="P239"><text:span text:style-name="T46">it is used </text:span><text:span text:style-name="T42">to describe something that we are sure is happening/happened/will happen</text:span></text:p>
      <text:p text:style-name="P117"/>
      <text:p text:style-name="P117">it’s constructed in the following way:</text:p>
      <text:p text:style-name="P117"/>
      <text:p text:style-name="P237"><text:span text:style-name="T41">Subject + Verb </text:span><text:span text:style-name="T44">c</text:span><text:span text:style-name="T41">onjugated </text:span><text:span text:style-name="T44">accordingly + </text:span><text:span text:style-name="T45">Object</text:span></text:p>
      <text:p text:style-name="P120"/>
      <text:p text:style-name="P119">Example:</text:p>
      <text:p text:style-name="P119"/>
      <text:p text:style-name="P240"><text:span text:style-name="T41">The man loves his wife <text:s/>→ <text:s/>man loves his wife <text:s/>→ <text:s/>macha popoki </text:span><text:span text:style-name="T38">n</text:span><text:span text:style-name="T37">ɛ </text:span><text:span text:style-name="T36">machi</text:span></text:p>
      <text:p text:style-name="P117"><text:soft-page-break/></text:p>
      <text:p text:style-name="P117"/>
      <text:p text:style-name="P117"/>
      <text:p text:style-name="P186">Conditional:</text:p>
      <text:p text:style-name="P186"/>
      <text:p text:style-name="P238"><text:span text:style-name="T47">it is used </text:span><text:span text:style-name="T41">to describe something that could happen if something else happens:</text:span></text:p>
      <text:p text:style-name="P121">if he did a thing, I would do another thing as a result.</text:p>
      <text:p text:style-name="P118"/>
      <text:p text:style-name="P241"><text:span text:style-name="T48">I</text:span><text:span text:style-name="T41">t’s constructed in the following way:</text:span></text:p>
      <text:p text:style-name="P115"/>
      <text:p text:style-name="P115">if + Subject 1 + Verb conjugated using Indicative mood accordingly + Object 1 + Subject 2 + Verb conjugated using Conditional mood accordingly + Object 2</text:p>
      <text:p text:style-name="P115"/>
      <text:p text:style-name="P115">Example:</text:p>
      <text:p text:style-name="P115"/>
      <text:p text:style-name="P242"><text:span text:style-name="T41">if she will be my wife, I will be her husband → </text:span><text:span text:style-name="T49">sak </text:span><text:span text:style-name="T38">n</text:span><text:span text:style-name="T37">ɛ </text:span><text:span text:style-name="T38">safego </text:span><text:span text:style-name="T37">ɛ</text:span><text:span text:style-name="T38">ki machi, </text:span><text:span text:style-name="T37">ɛ</text:span><text:span text:style-name="T38">i </text:span><text:span text:style-name="T39">safegrai</text:span><text:span text:style-name="T38"> </text:span><text:span text:style-name="T40">n</text:span><text:span text:style-name="T37">ɛ</text:span><text:span text:style-name="T38">k macha</text:span></text:p>
      <text:p text:style-name="P219"/>
      <text:p text:style-name="P219"/>
      <text:p text:style-name="P243"><text:span text:style-name="T38">H</text:span><text:span text:style-name="T36">ere are Presented all of the conjugation tables:</text:span></text:p>
      <text:p text:style-name="P220"/>
      <text:p text:style-name="P228">Indicative Conjugation Table:</text:p>
      <text:p text:style-name="P100"/>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3"/>
          </table:table-cell>
          <table:table-cell table:style-name="Tabella1.A1" office:value-type="string">
            <text:p text:style-name="P29">I</text:p>
          </table:table-cell>
          <table:table-cell table:style-name="Tabella1.A1" office:value-type="string">
            <text:p text:style-name="P29">You (Singular)</text:p>
          </table:table-cell>
          <table:table-cell table:style-name="Tabella1.A1" office:value-type="string">
            <text:p text:style-name="P29">He</text:p>
          </table:table-cell>
          <table:table-cell table:style-name="Tabella1.A1" office:value-type="string">
            <text:p text:style-name="P34">She</text:p>
          </table:table-cell>
          <table:table-cell table:style-name="Tabella1.A1" office:value-type="string">
            <text:p text:style-name="P30">We</text:p>
            <text:p text:style-name="P30">Masculin</text:p>
          </table:table-cell>
          <table:table-cell table:style-name="Tabella1.A1" office:value-type="string">
            <text:p text:style-name="P29">We</text:p>
            <text:p text:style-name="P29">Feminine</text:p>
          </table:table-cell>
          <table:table-cell table:style-name="Tabella1.A1" office:value-type="string">
            <text:p text:style-name="P29">You</text:p>
            <text:p text:style-name="P29">(Plural)</text:p>
            <text:p text:style-name="P29">Masculin</text:p>
          </table:table-cell>
          <table:table-cell table:style-name="Tabella1.A1" office:value-type="string">
            <text:p text:style-name="P29">You </text:p>
            <text:p text:style-name="P29">(Plural) Feminine</text:p>
          </table:table-cell>
          <table:table-cell table:style-name="Tabella1.J1" office:value-type="string">
            <text:p text:style-name="P29">They</text:p>
          </table:table-cell>
        </table:table-row>
        <table:table-row table:style-name="Tabella1.2">
          <table:table-cell table:style-name="Tabella1.A2" office:value-type="string">
            <text:p text:style-name="P13">Base Form</text:p>
          </table:table-cell>
          <table:table-cell table:style-name="Tabella1.A2" office:value-type="string">
            <text:p text:style-name="P34">-</text:p>
          </table:table-cell>
          <table:table-cell table:style-name="Tabella1.A2" office:value-type="string">
            <text:p text:style-name="P13">-</text:p>
          </table:table-cell>
          <table:table-cell table:style-name="Tabella1.A2" office:value-type="string">
            <text:p text:style-name="P18">-</text:p>
          </table:table-cell>
          <table:table-cell table:style-name="Tabella1.A2" office:value-type="string">
            <text:p text:style-name="P22">-</text:p>
          </table:table-cell>
          <table:table-cell table:style-name="Tabella1.A2" office:value-type="string">
            <text:p text:style-name="P206">-</text:p>
          </table:table-cell>
          <table:table-cell table:style-name="Tabella1.A2" office:value-type="string">
            <text:p text:style-name="P23">-</text:p>
          </table:table-cell>
          <table:table-cell table:style-name="Tabella1.A2" office:value-type="string">
            <text:p text:style-name="P17">-</text:p>
          </table:table-cell>
          <table:table-cell table:style-name="Tabella1.A2" office:value-type="string">
            <text:p text:style-name="P17">-</text:p>
          </table:table-cell>
          <table:table-cell table:style-name="Tabella1.J2" office:value-type="string">
            <text:p text:style-name="P17">-</text:p>
          </table:table-cell>
        </table:table-row>
        <table:table-row table:style-name="Tabella1.3">
          <table:table-cell table:style-name="Tabella1.A2" office:value-type="string">
            <text:p text:style-name="P13">Present Simple</text:p>
          </table:table-cell>
          <table:table-cell table:style-name="Tabella1.A2" office:value-type="string">
            <text:p text:style-name="P34">i</text:p>
          </table:table-cell>
          <table:table-cell table:style-name="Tabella1.A2" office:value-type="string">
            <text:p text:style-name="P34">e</text:p>
          </table:table-cell>
          <table:table-cell table:style-name="Tabella1.A2" office:value-type="string">
            <text:p text:style-name="P34">ki</text:p>
          </table:table-cell>
          <table:table-cell table:style-name="Tabella1.A2" office:value-type="string">
            <text:p text:style-name="P34">ko</text:p>
          </table:table-cell>
          <table:table-cell table:style-name="Tabella1.A2" office:value-type="string">
            <text:p text:style-name="P24"><text:span text:style-name="T27">k</text:span><text:span text:style-name="T24">ɛ</text:span></text:p>
          </table:table-cell>
          <table:table-cell table:style-name="Tabella1.A2" office:value-type="string">
            <text:p text:style-name="P24"><text:span text:style-name="T120">k</text:span>oi</text:p>
          </table:table-cell>
          <table:table-cell table:style-name="Tabella1.A2" office:value-type="string">
            <text:p text:style-name="P34">koe</text:p>
          </table:table-cell>
          <table:table-cell table:style-name="Tabella1.A2" office:value-type="string">
            <text:p text:style-name="P34">ka</text:p>
          </table:table-cell>
          <table:table-cell table:style-name="Tabella1.J2" office:value-type="string">
            <text:p text:style-name="P34"><text:span text:style-name="T161">w</text:span>a</text:p>
          </table:table-cell>
        </table:table-row>
        <table:table-row table:style-name="Tabella1.4">
          <table:table-cell table:style-name="Tabella1.A2" office:value-type="string">
            <text:p text:style-name="P13">Present Perfect</text:p>
          </table:table-cell>
          <table:table-cell table:style-name="Tabella1.A2" office:value-type="string">
            <text:p text:style-name="P53">mi</text:p>
          </table:table-cell>
          <table:table-cell table:style-name="Tabella1.A2" office:value-type="string">
            <text:p text:style-name="P53">me</text:p>
          </table:table-cell>
          <table:table-cell table:style-name="Tabella1.A2" office:value-type="string">
            <text:p text:style-name="P53">mei</text:p>
          </table:table-cell>
          <table:table-cell table:style-name="Tabella1.A2" office:value-type="string">
            <text:p text:style-name="P53">mo</text:p>
          </table:table-cell>
          <table:table-cell table:style-name="Tabella1.A2" office:value-type="string">
            <text:p text:style-name="P53">mai</text:p>
          </table:table-cell>
          <table:table-cell table:style-name="Tabella1.A2" office:value-type="string">
            <text:p text:style-name="P53">moi</text:p>
          </table:table-cell>
          <table:table-cell table:style-name="Tabella1.A2" office:value-type="string">
            <text:p text:style-name="P53">moi</text:p>
          </table:table-cell>
          <table:table-cell table:style-name="Tabella1.A2" office:value-type="string">
            <text:p text:style-name="P53">ma</text:p>
          </table:table-cell>
          <table:table-cell table:style-name="Tabella1.J2" office:value-type="string">
            <text:p text:style-name="P53">mat</text:p>
          </table:table-cell>
        </table:table-row>
        <table:table-row table:style-name="Tabella1.5">
          <table:table-cell table:style-name="Tabella1.A2" office:value-type="string">
            <text:p text:style-name="P13">Past Simple</text:p>
          </table:table-cell>
          <table:table-cell table:style-name="Tabella1.A2" office:value-type="string">
            <text:p text:style-name="P38">zhi</text:p>
          </table:table-cell>
          <table:table-cell table:style-name="Tabella1.A2" office:value-type="string">
            <text:p text:style-name="P38">zhe:i</text:p>
          </table:table-cell>
          <table:table-cell table:style-name="Tabella1.A2" office:value-type="string">
            <text:p text:style-name="P38">zho:i</text:p>
          </table:table-cell>
          <table:table-cell table:style-name="Tabella1.A2" office:value-type="string">
            <text:p text:style-name="P38">zho</text:p>
          </table:table-cell>
          <table:table-cell table:style-name="Tabella1.A2" office:value-type="string">
            <text:p text:style-name="P38">si</text:p>
          </table:table-cell>
          <table:table-cell table:style-name="Tabella1.A2" office:value-type="string">
            <text:p text:style-name="P38">soi</text:p>
          </table:table-cell>
          <table:table-cell table:style-name="Tabella1.A2" office:value-type="string">
            <text:p text:style-name="P38">zho:e</text:p>
          </table:table-cell>
          <table:table-cell table:style-name="Tabella1.A2" office:value-type="string">
            <text:p text:style-name="P38">zha</text:p>
          </table:table-cell>
          <table:table-cell table:style-name="Tabella1.J2" office:value-type="string">
            <text:p text:style-name="P38">zh<text:span text:style-name="T28">ɛ</text:span></text:p>
          </table:table-cell>
        </table:table-row>
        <table:table-row table:style-name="Tabella1.4">
          <table:table-cell table:style-name="Tabella1.A2" office:value-type="string">
            <text:p text:style-name="P13">Past Perfect</text:p>
          </table:table-cell>
          <table:table-cell table:style-name="Tabella1.A2" office:value-type="string">
            <text:p text:style-name="P57">ti</text:p>
          </table:table-cell>
          <table:table-cell table:style-name="Tabella1.A2" office:value-type="string">
            <text:p text:style-name="P57">te</text:p>
          </table:table-cell>
          <table:table-cell table:style-name="Tabella1.A2" office:value-type="string">
            <text:p text:style-name="P57">te:i</text:p>
          </table:table-cell>
          <table:table-cell table:style-name="Tabella1.A2" office:value-type="string">
            <text:p text:style-name="P57">to</text:p>
          </table:table-cell>
          <table:table-cell table:style-name="Tabella1.A2" office:value-type="string">
            <text:p text:style-name="P57">tai</text:p>
          </table:table-cell>
          <table:table-cell table:style-name="Tabella1.A2" office:value-type="string">
            <text:p text:style-name="P57">toi</text:p>
          </table:table-cell>
          <table:table-cell table:style-name="Tabella1.A2" office:value-type="string">
            <text:p text:style-name="P57">toe</text:p>
          </table:table-cell>
          <table:table-cell table:style-name="Tabella1.A2" office:value-type="string">
            <text:p text:style-name="P57">ta</text:p>
          </table:table-cell>
          <table:table-cell table:style-name="Tabella1.J2" office:value-type="string">
            <text:p text:style-name="P57">tat</text:p>
          </table:table-cell>
        </table:table-row>
        <table:table-row table:style-name="Tabella1.7">
          <table:table-cell table:style-name="Tabella1.A2" office:value-type="string">
            <text:p text:style-name="P13">Future Simple</text:p>
          </table:table-cell>
          <table:table-cell table:style-name="Tabella1.A2" office:value-type="string">
            <text:p text:style-name="P41">gai</text:p>
          </table:table-cell>
          <table:table-cell table:style-name="Tabella1.A2" office:value-type="string">
            <text:p text:style-name="P41">gei</text:p>
          </table:table-cell>
          <table:table-cell table:style-name="Tabella1.A2" office:value-type="string">
            <text:p text:style-name="P41">go:i</text:p>
          </table:table-cell>
          <table:table-cell table:style-name="Tabella1.A2" office:value-type="string">
            <text:p text:style-name="P41">go</text:p>
          </table:table-cell>
          <table:table-cell table:style-name="Tabella1.A2" office:value-type="string">
            <text:p text:style-name="P41">g<text:span text:style-name="T24">is</text:span></text:p>
          </table:table-cell>
          <table:table-cell table:style-name="Tabella1.A2" office:value-type="string">
            <text:p text:style-name="P41">gos</text:p>
          </table:table-cell>
          <table:table-cell table:style-name="Tabella1.A2" office:value-type="string">
            <text:p text:style-name="P41">g<text:span text:style-name="T28">ɛ</text:span><text:span text:style-name="T24">s</text:span></text:p>
          </table:table-cell>
          <table:table-cell table:style-name="Tabella1.A2" office:value-type="string">
            <text:p text:style-name="P44">gas</text:p>
          </table:table-cell>
          <table:table-cell table:style-name="Tabella1.J2" office:value-type="string">
            <text:p text:style-name="P44">gyos</text:p>
          </table:table-cell>
        </table:table-row>
        <table:table-row table:style-name="Tabella1.5">
          <table:table-cell table:style-name="Tabella1.A2" office:value-type="string">
            <text:p text:style-name="P13">Future Perfect</text:p>
          </table:table-cell>
          <table:table-cell table:style-name="Tabella1.A2" office:value-type="string">
            <text:p text:style-name="P60">bit</text:p>
          </table:table-cell>
          <table:table-cell table:style-name="Tabella1.A2" office:value-type="string">
            <text:p text:style-name="P60">bet</text:p>
          </table:table-cell>
          <table:table-cell table:style-name="Tabella1.A2" office:value-type="string">
            <text:p text:style-name="P60">be:i</text:p>
          </table:table-cell>
          <table:table-cell table:style-name="Tabella1.A2" office:value-type="string">
            <text:p text:style-name="P60">bo</text:p>
          </table:table-cell>
          <table:table-cell table:style-name="Tabella1.A2" office:value-type="string">
            <text:p text:style-name="P60">bi</text:p>
          </table:table-cell>
          <table:table-cell table:style-name="Tabella1.A2" office:value-type="string">
            <text:p text:style-name="P60">bot</text:p>
          </table:table-cell>
          <table:table-cell table:style-name="Tabella1.A2" office:value-type="string">
            <text:p text:style-name="P60">boe</text:p>
          </table:table-cell>
          <table:table-cell table:style-name="Tabella1.A2" office:value-type="string">
            <text:p text:style-name="P60">ba</text:p>
          </table:table-cell>
          <table:table-cell table:style-name="Tabella1.J2" office:value-type="string">
            <text:p text:style-name="P60">bat</text:p>
          </table:table-cell>
        </table:table-row>
        <table:table-row>
          <table:table-cell table:style-name="Tabella1.A2" office:value-type="string">
            <text:p text:style-name="P13">Continuous Form</text:p>
          </table:table-cell>
          <table:table-cell table:style-name="Tabella1.A2" office:value-type="string">
            <text:p text:style-name="P47"><text:span text:style-name="T121">l</text:span>o:<text:span text:style-name="T121">t</text:span></text:p>
          </table:table-cell>
          <table:table-cell table:style-name="Tabella1.A2" office:value-type="string">
            <text:p text:style-name="P50">la:i</text:p>
          </table:table-cell>
          <table:table-cell table:style-name="Tabella1.A2" office:value-type="string">
            <text:p text:style-name="P47">lo</text:p>
          </table:table-cell>
          <table:table-cell table:style-name="Tabella1.A2" office:value-type="string">
            <text:p text:style-name="P47">lo<text:span text:style-name="T127">i</text:span></text:p>
          </table:table-cell>
          <table:table-cell table:style-name="Tabella1.A2" office:value-type="string">
            <text:p text:style-name="P47">lo</text:p>
          </table:table-cell>
          <table:table-cell table:style-name="Tabella1.A2" office:value-type="string">
            <text:p text:style-name="P47">loi</text:p>
          </table:table-cell>
          <table:table-cell table:style-name="Tabella1.A2" office:value-type="string">
            <text:p text:style-name="P47">lo<text:span text:style-name="T127">t</text:span></text:p>
          </table:table-cell>
          <table:table-cell table:style-name="Tabella1.A2" office:value-type="string">
            <text:p text:style-name="P47">lo<text:span text:style-name="T127">t</text:span>i</text:p>
          </table:table-cell>
          <table:table-cell table:style-name="Tabella1.J2" office:value-type="string">
            <text:p text:style-name="P47">l<text:span text:style-name="T127">at</text:span></text:p>
          </table:table-cell>
        </table:table-row>
      </table:table>
      <text:p text:style-name="P100"/>
      <text:p text:style-name="P145"/>
      <text:p text:style-name="P160">Some verbs will be difficult to pronounce using this conjugation table, for example, the verb kochati (to have) when conjugated to the First Person Singular in Past Simple becomes kochzhi.</text:p>
      <text:p text:style-name="P160"><text:soft-page-break/>This verbs are irregular and <text:span text:style-name="T126">their conjugation will either be special, or their root will change in the conjugation.</text:span></text:p>
      <text:p text:style-name="P160"/>
      <text:p text:style-name="P160"/>
      <text:p text:style-name="P187">Indicative Irregular Verbs:</text:p>
      <text:p text:style-name="P160"/>
      <text:p text:style-name="P161">Here we will list all the irregular verbs <text:span text:style-name="T167">and we will do an example of</text:span> conjugation:</text:p>
      <text:p text:style-name="P161"/>
      <text:p text:style-name="P257">Some verbs are irregular and have to drop a letter to be conjugated, here are listed all the verbs:</text:p>
      <text:p text:style-name="P257"/>
      <text:p text:style-name="P257">kochati (to have), needs to lose the “ch” sometimes to ease the pronounce</text:p>
      <text:p text:style-name="P257">taketi (to do), needs to loose the “k” sometimes to ease the pronounce</text:p>
      <text:p text:style-name="P161"/>
      <text:p text:style-name="P164"><text:span text:style-name="T143">Indicative </text:span>Conjugation Table of “to have” (kochati):</text:p>
      <text:p text:style-name="P16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4"/>
          </table:table-cell>
          <table:table-cell table:style-name="Tabella2.A1" office:value-type="string">
            <text:p text:style-name="P31">I</text:p>
          </table:table-cell>
          <table:table-cell table:style-name="Tabella2.A1" office:value-type="string">
            <text:p text:style-name="P31">You (Singular)</text:p>
          </table:table-cell>
          <table:table-cell table:style-name="Tabella2.A1" office:value-type="string">
            <text:p text:style-name="P31">He</text:p>
          </table:table-cell>
          <table:table-cell table:style-name="Tabella2.A1" office:value-type="string">
            <text:p text:style-name="P35">She</text:p>
          </table:table-cell>
          <table:table-cell table:style-name="Tabella2.A1" office:value-type="string">
            <text:p text:style-name="P31">We</text:p>
            <text:p text:style-name="P31">Masculin</text:p>
          </table:table-cell>
          <table:table-cell table:style-name="Tabella2.A1" office:value-type="string">
            <text:p text:style-name="P31">We</text:p>
            <text:p text:style-name="P31">Feminine</text:p>
          </table:table-cell>
          <table:table-cell table:style-name="Tabella2.A1" office:value-type="string">
            <text:p text:style-name="P31">You</text:p>
            <text:p text:style-name="P31">(Plural)</text:p>
            <text:p text:style-name="P31">Masculin</text:p>
          </table:table-cell>
          <table:table-cell table:style-name="Tabella2.A1" office:value-type="string">
            <text:p text:style-name="P31">You </text:p>
            <text:p text:style-name="P31">(Plural) Feminine</text:p>
          </table:table-cell>
          <table:table-cell table:style-name="Tabella2.J1" office:value-type="string">
            <text:p text:style-name="P31">They</text:p>
          </table:table-cell>
        </table:table-row>
        <table:table-row table:style-name="Tabella2.2">
          <table:table-cell table:style-name="Tabella2.A2" office:value-type="string">
            <text:p text:style-name="P14">Base Form</text:p>
          </table:table-cell>
          <table:table-cell table:style-name="Tabella2.A2" office:value-type="string">
            <text:p text:style-name="P35">-</text:p>
          </table:table-cell>
          <table:table-cell table:style-name="Tabella2.A2" office:value-type="string">
            <text:p text:style-name="P14">-</text:p>
          </table:table-cell>
          <table:table-cell table:style-name="Tabella2.A2" office:value-type="string">
            <text:p text:style-name="P19">-</text:p>
          </table:table-cell>
          <table:table-cell table:style-name="Tabella2.A2" office:value-type="string">
            <text:p text:style-name="P25">-</text:p>
          </table:table-cell>
          <table:table-cell table:style-name="Tabella2.A2" office:value-type="string">
            <text:p text:style-name="P207">-</text:p>
          </table:table-cell>
          <table:table-cell table:style-name="Tabella2.A2" office:value-type="string">
            <text:p text:style-name="P25">-</text:p>
          </table:table-cell>
          <table:table-cell table:style-name="Tabella2.A2" office:value-type="string">
            <text:p text:style-name="P19">-</text:p>
          </table:table-cell>
          <table:table-cell table:style-name="Tabella2.A2" office:value-type="string">
            <text:p text:style-name="P19">-</text:p>
          </table:table-cell>
          <table:table-cell table:style-name="Tabella2.J2" office:value-type="string">
            <text:p text:style-name="P19">-</text:p>
          </table:table-cell>
        </table:table-row>
        <table:table-row table:style-name="Tabella2.3">
          <table:table-cell table:style-name="Tabella2.A2" office:value-type="string">
            <text:p text:style-name="P14">Present Simple</text:p>
          </table:table-cell>
          <table:table-cell table:style-name="Tabella2.A2" office:value-type="string">
            <text:p text:style-name="P35"><text:span text:style-name="T128">koch</text:span>i</text:p>
          </table:table-cell>
          <table:table-cell table:style-name="Tabella2.A2" office:value-type="string">
            <text:p text:style-name="P35"><text:span text:style-name="T128">koch</text:span>e</text:p>
          </table:table-cell>
          <table:table-cell table:style-name="Tabella2.A2" office:value-type="string">
            <text:p text:style-name="P35"><text:span text:style-name="T128">ko</text:span>ki</text:p>
          </table:table-cell>
          <table:table-cell table:style-name="Tabella2.A2" office:value-type="string">
            <text:p text:style-name="P35"><text:span text:style-name="T128">ko</text:span>ko</text:p>
          </table:table-cell>
          <table:table-cell table:style-name="Tabella2.A2" office:value-type="string">
            <text:p text:style-name="P25"><text:span text:style-name="T29">ko</text:span><text:span text:style-name="T27">k</text:span><text:span text:style-name="T24">ɛ</text:span></text:p>
          </table:table-cell>
          <table:table-cell table:style-name="Tabella2.A2" office:value-type="string">
            <text:p text:style-name="P25"><text:span text:style-name="T128">ko</text:span><text:span text:style-name="T120">k</text:span>oi</text:p>
          </table:table-cell>
          <table:table-cell table:style-name="Tabella2.A2" office:value-type="string">
            <text:p text:style-name="P35"><text:span text:style-name="T128">ko</text:span>koe</text:p>
          </table:table-cell>
          <table:table-cell table:style-name="Tabella2.A2" office:value-type="string">
            <text:p text:style-name="P35"><text:span text:style-name="T128">ko</text:span>ka</text:p>
          </table:table-cell>
          <table:table-cell table:style-name="Tabella2.J2" office:value-type="string">
            <text:p text:style-name="P35"><text:span text:style-name="T128">ko</text:span>ha</text:p>
          </table:table-cell>
        </table:table-row>
        <table:table-row table:style-name="Tabella2.4">
          <table:table-cell table:style-name="Tabella2.A2" office:value-type="string">
            <text:p text:style-name="P14">Present Perfect</text:p>
          </table:table-cell>
          <table:table-cell table:style-name="Tabella2.A2" office:value-type="string">
            <text:p text:style-name="P54"><text:span text:style-name="T128">ko</text:span>mi</text:p>
          </table:table-cell>
          <table:table-cell table:style-name="Tabella2.A2" office:value-type="string">
            <text:p text:style-name="P54"><text:span text:style-name="T128">ko</text:span>me</text:p>
          </table:table-cell>
          <table:table-cell table:style-name="Tabella2.A2" office:value-type="string">
            <text:p text:style-name="P54"><text:span text:style-name="T128">ko</text:span>mei</text:p>
          </table:table-cell>
          <table:table-cell table:style-name="Tabella2.A2" office:value-type="string">
            <text:p text:style-name="P54"><text:span text:style-name="T128">ko</text:span>mo</text:p>
          </table:table-cell>
          <table:table-cell table:style-name="Tabella2.A2" office:value-type="string">
            <text:p text:style-name="P54"><text:span text:style-name="T128">ko</text:span>mai</text:p>
          </table:table-cell>
          <table:table-cell table:style-name="Tabella2.A2" office:value-type="string">
            <text:p text:style-name="P54"><text:span text:style-name="T128">ko</text:span>moi</text:p>
          </table:table-cell>
          <table:table-cell table:style-name="Tabella2.A2" office:value-type="string">
            <text:p text:style-name="P54"><text:span text:style-name="T128">ko</text:span>moi</text:p>
          </table:table-cell>
          <table:table-cell table:style-name="Tabella2.A2" office:value-type="string">
            <text:p text:style-name="P54"><text:span text:style-name="T128">ko</text:span>ma</text:p>
          </table:table-cell>
          <table:table-cell table:style-name="Tabella2.J2" office:value-type="string">
            <text:p text:style-name="P54"><text:span text:style-name="T128">ko</text:span>mat</text:p>
          </table:table-cell>
        </table:table-row>
        <table:table-row table:style-name="Tabella2.5">
          <table:table-cell table:style-name="Tabella2.A2" office:value-type="string">
            <text:p text:style-name="P14">Past Simple</text:p>
          </table:table-cell>
          <table:table-cell table:style-name="Tabella2.A2" office:value-type="string">
            <text:p text:style-name="P39"><text:span text:style-name="T128">ko</text:span>zhi</text:p>
          </table:table-cell>
          <table:table-cell table:style-name="Tabella2.A2" office:value-type="string">
            <text:p text:style-name="P39"><text:span text:style-name="T128">ko</text:span>zhe:i</text:p>
          </table:table-cell>
          <table:table-cell table:style-name="Tabella2.A2" office:value-type="string">
            <text:p text:style-name="P39"><text:span text:style-name="T128">ko</text:span>zho:i</text:p>
          </table:table-cell>
          <table:table-cell table:style-name="Tabella2.A2" office:value-type="string">
            <text:p text:style-name="P39"><text:span text:style-name="T128">ko</text:span>zho</text:p>
          </table:table-cell>
          <table:table-cell table:style-name="Tabella2.A2" office:value-type="string">
            <text:p text:style-name="P39"><text:span text:style-name="T128">ko</text:span>si</text:p>
          </table:table-cell>
          <table:table-cell table:style-name="Tabella2.A2" office:value-type="string">
            <text:p text:style-name="P39"><text:span text:style-name="T129">ko</text:span>soi</text:p>
          </table:table-cell>
          <table:table-cell table:style-name="Tabella2.A2" office:value-type="string">
            <text:p text:style-name="P39"><text:span text:style-name="T129">ko</text:span>zho:e</text:p>
          </table:table-cell>
          <table:table-cell table:style-name="Tabella2.A2" office:value-type="string">
            <text:p text:style-name="P39"><text:span text:style-name="T129">ko</text:span>zha</text:p>
          </table:table-cell>
          <table:table-cell table:style-name="Tabella2.J2" office:value-type="string">
            <text:p text:style-name="P39"><text:span text:style-name="T129">ko</text:span>zh<text:span text:style-name="T28">ɛ</text:span></text:p>
          </table:table-cell>
        </table:table-row>
        <table:table-row table:style-name="Tabella2.4">
          <table:table-cell table:style-name="Tabella2.A2" office:value-type="string">
            <text:p text:style-name="P14">Past Perfect</text:p>
          </table:table-cell>
          <table:table-cell table:style-name="Tabella2.A2" office:value-type="string">
            <text:p text:style-name="P58"><text:span text:style-name="T129">ko</text:span>ti</text:p>
          </table:table-cell>
          <table:table-cell table:style-name="Tabella2.A2" office:value-type="string">
            <text:p text:style-name="P58"><text:span text:style-name="T129">ko</text:span>te</text:p>
          </table:table-cell>
          <table:table-cell table:style-name="Tabella2.A2" office:value-type="string">
            <text:p text:style-name="P58"><text:span text:style-name="T129">ko</text:span>te:i</text:p>
          </table:table-cell>
          <table:table-cell table:style-name="Tabella2.A2" office:value-type="string">
            <text:p text:style-name="P58"><text:span text:style-name="T129">ko</text:span>to</text:p>
          </table:table-cell>
          <table:table-cell table:style-name="Tabella2.A2" office:value-type="string">
            <text:p text:style-name="P58"><text:span text:style-name="T129">ko</text:span>tai</text:p>
          </table:table-cell>
          <table:table-cell table:style-name="Tabella2.A2" office:value-type="string">
            <text:p text:style-name="P58"><text:span text:style-name="T129">ko</text:span>toi</text:p>
          </table:table-cell>
          <table:table-cell table:style-name="Tabella2.A2" office:value-type="string">
            <text:p text:style-name="P58"><text:span text:style-name="T129">ko</text:span>toe</text:p>
          </table:table-cell>
          <table:table-cell table:style-name="Tabella2.A2" office:value-type="string">
            <text:p text:style-name="P58"><text:span text:style-name="T129">ko</text:span>ta</text:p>
          </table:table-cell>
          <table:table-cell table:style-name="Tabella2.J2" office:value-type="string">
            <text:p text:style-name="P58"><text:span text:style-name="T129">ko</text:span>tat</text:p>
          </table:table-cell>
        </table:table-row>
        <table:table-row table:style-name="Tabella2.7">
          <table:table-cell table:style-name="Tabella2.A2" office:value-type="string">
            <text:p text:style-name="P14">Future Simple</text:p>
          </table:table-cell>
          <table:table-cell table:style-name="Tabella2.A2" office:value-type="string">
            <text:p text:style-name="P42"><text:span text:style-name="T129">ko</text:span>gai</text:p>
          </table:table-cell>
          <table:table-cell table:style-name="Tabella2.A2" office:value-type="string">
            <text:p text:style-name="P42"><text:span text:style-name="T129">ko</text:span>gei</text:p>
          </table:table-cell>
          <table:table-cell table:style-name="Tabella2.A2" office:value-type="string">
            <text:p text:style-name="P42"><text:span text:style-name="T129">ko</text:span>go:i</text:p>
          </table:table-cell>
          <table:table-cell table:style-name="Tabella2.A2" office:value-type="string">
            <text:p text:style-name="P42"><text:span text:style-name="T129">ko</text:span>go</text:p>
          </table:table-cell>
          <table:table-cell table:style-name="Tabella2.A2" office:value-type="string">
            <text:p text:style-name="P42"><text:span text:style-name="T129">ko</text:span>g<text:span text:style-name="T24">is</text:span></text:p>
          </table:table-cell>
          <table:table-cell table:style-name="Tabella2.A2" office:value-type="string">
            <text:p text:style-name="P42"><text:span text:style-name="T129">ko</text:span>gos</text:p>
          </table:table-cell>
          <table:table-cell table:style-name="Tabella2.A2" office:value-type="string">
            <text:p text:style-name="P42"><text:span text:style-name="T129">ko</text:span>g<text:span text:style-name="T28">ɛ</text:span><text:span text:style-name="T24">s</text:span></text:p>
          </table:table-cell>
          <table:table-cell table:style-name="Tabella2.A2" office:value-type="string">
            <text:p text:style-name="P45"><text:span text:style-name="T129">ko</text:span>gas</text:p>
          </table:table-cell>
          <table:table-cell table:style-name="Tabella2.J2" office:value-type="string">
            <text:p text:style-name="P45"><text:span text:style-name="T129">ko</text:span>gyos</text:p>
          </table:table-cell>
        </table:table-row>
        <table:table-row table:style-name="Tabella2.5">
          <table:table-cell table:style-name="Tabella2.A2" office:value-type="string">
            <text:p text:style-name="P14">Future Perfect</text:p>
          </table:table-cell>
          <table:table-cell table:style-name="Tabella2.A2" office:value-type="string">
            <text:p text:style-name="P61"><text:span text:style-name="T129">ko</text:span>bit</text:p>
          </table:table-cell>
          <table:table-cell table:style-name="Tabella2.A2" office:value-type="string">
            <text:p text:style-name="P61"><text:span text:style-name="T129">ko</text:span>bet</text:p>
          </table:table-cell>
          <table:table-cell table:style-name="Tabella2.A2" office:value-type="string">
            <text:p text:style-name="P61"><text:span text:style-name="T129">ko</text:span>be:i</text:p>
          </table:table-cell>
          <table:table-cell table:style-name="Tabella2.A2" office:value-type="string">
            <text:p text:style-name="P61"><text:span text:style-name="T129">ko</text:span>bo</text:p>
          </table:table-cell>
          <table:table-cell table:style-name="Tabella2.A2" office:value-type="string">
            <text:p text:style-name="P61"><text:span text:style-name="T129">ko</text:span>bi</text:p>
          </table:table-cell>
          <table:table-cell table:style-name="Tabella2.A2" office:value-type="string">
            <text:p text:style-name="P61"><text:span text:style-name="T129">ko</text:span>bot</text:p>
          </table:table-cell>
          <table:table-cell table:style-name="Tabella2.A2" office:value-type="string">
            <text:p text:style-name="P61"><text:span text:style-name="T129">ko</text:span>boe</text:p>
          </table:table-cell>
          <table:table-cell table:style-name="Tabella2.A2" office:value-type="string">
            <text:p text:style-name="P61"><text:span text:style-name="T129">ko</text:span>ba</text:p>
          </table:table-cell>
          <table:table-cell table:style-name="Tabella2.J2" office:value-type="string">
            <text:p text:style-name="P61"><text:span text:style-name="T129">ko</text:span>bat</text:p>
          </table:table-cell>
        </table:table-row>
        <table:table-row>
          <table:table-cell table:style-name="Tabella2.A2" office:value-type="string">
            <text:p text:style-name="P14">Continuous Form</text:p>
          </table:table-cell>
          <table:table-cell table:style-name="Tabella2.A2" office:value-type="string">
            <text:p text:style-name="P48"><text:span text:style-name="T129">ko</text:span><text:span text:style-name="T121">l</text:span>o:<text:span text:style-name="T121">t</text:span></text:p>
          </table:table-cell>
          <table:table-cell table:style-name="Tabella2.A2" office:value-type="string">
            <text:p text:style-name="P51"><text:span text:style-name="T129">ko</text:span>la:i</text:p>
          </table:table-cell>
          <table:table-cell table:style-name="Tabella2.A2" office:value-type="string">
            <text:p text:style-name="P48"><text:span text:style-name="T129">ko</text:span>lo</text:p>
          </table:table-cell>
          <table:table-cell table:style-name="Tabella2.A2" office:value-type="string">
            <text:p text:style-name="P48"><text:span text:style-name="T129">ko</text:span>lo<text:span text:style-name="T127">i</text:span></text:p>
          </table:table-cell>
          <table:table-cell table:style-name="Tabella2.A2" office:value-type="string">
            <text:p text:style-name="P48"><text:span text:style-name="T129">ko</text:span>lo</text:p>
          </table:table-cell>
          <table:table-cell table:style-name="Tabella2.A2" office:value-type="string">
            <text:p text:style-name="P48"><text:span text:style-name="T129">ko</text:span>loi</text:p>
          </table:table-cell>
          <table:table-cell table:style-name="Tabella2.A2" office:value-type="string">
            <text:p text:style-name="P48"><text:span text:style-name="T129">ko</text:span>lo<text:span text:style-name="T127">t</text:span></text:p>
          </table:table-cell>
          <table:table-cell table:style-name="Tabella2.A2" office:value-type="string">
            <text:p text:style-name="P48"><text:span text:style-name="T129">ko</text:span>lo<text:span text:style-name="T127">t</text:span>i</text:p>
          </table:table-cell>
          <table:table-cell table:style-name="Tabella2.J2" office:value-type="string">
            <text:p text:style-name="P48"><text:span text:style-name="T129">ko</text:span>l<text:span text:style-name="T127">at</text:span></text:p>
          </table:table-cell>
        </table:table-row>
      </table:table>
      <text:p text:style-name="P166"/>
      <text:p text:style-name="P166"/>
      <text:p text:style-name="P185">Conditional Conjugation Table:</text:p>
      <text:p text:style-name="P185"/>
      <text:p text:style-name="P185"/>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5"/>
          </table:table-cell>
          <table:table-cell table:style-name="Tabella3.A1" office:value-type="string">
            <text:p text:style-name="P32">I</text:p>
          </table:table-cell>
          <table:table-cell table:style-name="Tabella3.A1" office:value-type="string">
            <text:p text:style-name="P32">You (Singular)</text:p>
          </table:table-cell>
          <table:table-cell table:style-name="Tabella3.A1" office:value-type="string">
            <text:p text:style-name="P32">He</text:p>
          </table:table-cell>
          <table:table-cell table:style-name="Tabella3.A1" office:value-type="string">
            <text:p text:style-name="P36">She</text:p>
          </table:table-cell>
          <table:table-cell table:style-name="Tabella3.A1" office:value-type="string">
            <text:p text:style-name="P32">We</text:p>
            <text:p text:style-name="P32">Masculin</text:p>
          </table:table-cell>
          <table:table-cell table:style-name="Tabella3.A1" office:value-type="string">
            <text:p text:style-name="P32">We</text:p>
            <text:p text:style-name="P32">Feminine</text:p>
          </table:table-cell>
          <table:table-cell table:style-name="Tabella3.A1" office:value-type="string">
            <text:p text:style-name="P32">You</text:p>
            <text:p text:style-name="P32">(Plural)</text:p>
            <text:p text:style-name="P32">Masculin</text:p>
          </table:table-cell>
          <table:table-cell table:style-name="Tabella3.A1" office:value-type="string">
            <text:p text:style-name="P32">You </text:p>
            <text:p text:style-name="P32">(Plural) Feminine</text:p>
          </table:table-cell>
          <table:table-cell table:style-name="Tabella3.J1" office:value-type="string">
            <text:p text:style-name="P32">They</text:p>
          </table:table-cell>
        </table:table-row>
        <text:soft-page-break/>
        <table:table-row table:style-name="Tabella3.2">
          <table:table-cell table:style-name="Tabella3.A2" office:value-type="string">
            <text:p text:style-name="P15">Base Form</text:p>
          </table:table-cell>
          <table:table-cell table:style-name="Tabella3.A2" office:value-type="string">
            <text:p text:style-name="P36">-</text:p>
          </table:table-cell>
          <table:table-cell table:style-name="Tabella3.A2" office:value-type="string">
            <text:p text:style-name="P15">-</text:p>
          </table:table-cell>
          <table:table-cell table:style-name="Tabella3.A2" office:value-type="string">
            <text:p text:style-name="P20">-</text:p>
          </table:table-cell>
          <table:table-cell table:style-name="Tabella3.A2" office:value-type="string">
            <text:p text:style-name="P26">-</text:p>
          </table:table-cell>
          <table:table-cell table:style-name="Tabella3.A2" office:value-type="string">
            <text:p text:style-name="P208">-</text:p>
          </table:table-cell>
          <table:table-cell table:style-name="Tabella3.A2" office:value-type="string">
            <text:p text:style-name="P26">-</text:p>
          </table:table-cell>
          <table:table-cell table:style-name="Tabella3.A2" office:value-type="string">
            <text:p text:style-name="P20">-</text:p>
          </table:table-cell>
          <table:table-cell table:style-name="Tabella3.A2" office:value-type="string">
            <text:p text:style-name="P20">-</text:p>
          </table:table-cell>
          <table:table-cell table:style-name="Tabella3.J2" office:value-type="string">
            <text:p text:style-name="P20">-</text:p>
          </table:table-cell>
        </table:table-row>
        <table:table-row table:style-name="Tabella3.3">
          <table:table-cell table:style-name="Tabella3.A2" office:value-type="string">
            <text:p text:style-name="P15">Present Simple</text:p>
          </table:table-cell>
          <table:table-cell table:style-name="Tabella3.A2" office:value-type="string">
            <text:p text:style-name="P34"><text:span text:style-name="T138">r</text:span>i</text:p>
          </table:table-cell>
          <table:table-cell table:style-name="Tabella3.A2" office:value-type="string">
            <text:p text:style-name="P34"><text:span text:style-name="T141">r</text:span>e</text:p>
          </table:table-cell>
          <table:table-cell table:style-name="Tabella3.A2" office:value-type="string">
            <text:p text:style-name="P34"><text:span text:style-name="T141">zh</text:span>i</text:p>
          </table:table-cell>
          <table:table-cell table:style-name="Tabella3.A2" office:value-type="string">
            <text:p text:style-name="P34"><text:span text:style-name="T141">zh</text:span>o</text:p>
          </table:table-cell>
          <table:table-cell table:style-name="Tabella3.A2" office:value-type="string">
            <text:p text:style-name="P24"><text:span text:style-name="T30">zh</text:span><text:span text:style-name="T24">ɛ</text:span></text:p>
          </table:table-cell>
          <table:table-cell table:style-name="Tabella3.A2" office:value-type="string">
            <text:p text:style-name="P24"><text:span text:style-name="T141">zh</text:span>oi</text:p>
          </table:table-cell>
          <table:table-cell table:style-name="Tabella3.A2" office:value-type="string">
            <text:p text:style-name="P34"><text:span text:style-name="T141">zh</text:span>oe</text:p>
          </table:table-cell>
          <table:table-cell table:style-name="Tabella3.A2" office:value-type="string">
            <text:p text:style-name="P34"><text:span text:style-name="T141">zh</text:span>a</text:p>
          </table:table-cell>
          <table:table-cell table:style-name="Tabella3.J2" office:value-type="string">
            <text:p text:style-name="P34"><text:span text:style-name="T141">g</text:span>a</text:p>
          </table:table-cell>
        </table:table-row>
        <table:table-row table:style-name="Tabella3.4">
          <table:table-cell table:style-name="Tabella3.A2" office:value-type="string">
            <text:p text:style-name="P15">Present Perfect</text:p>
          </table:table-cell>
          <table:table-cell table:style-name="Tabella3.A2" office:value-type="string">
            <text:p text:style-name="P55"><text:span text:style-name="T141">r</text:span>mi</text:p>
          </table:table-cell>
          <table:table-cell table:style-name="Tabella3.A2" office:value-type="string">
            <text:p text:style-name="P55"><text:span text:style-name="T141">r</text:span>me</text:p>
          </table:table-cell>
          <table:table-cell table:style-name="Tabella3.A2" office:value-type="string">
            <text:p text:style-name="P55"><text:span text:style-name="T141">r</text:span>m<text:span text:style-name="T141">e</text:span>i</text:p>
          </table:table-cell>
          <table:table-cell table:style-name="Tabella3.A2" office:value-type="string">
            <text:p text:style-name="P55"><text:span text:style-name="T141">r</text:span>mo</text:p>
          </table:table-cell>
          <table:table-cell table:style-name="Tabella3.A2" office:value-type="string">
            <text:p text:style-name="P55"><text:span text:style-name="T141">r</text:span>mai</text:p>
          </table:table-cell>
          <table:table-cell table:style-name="Tabella3.A2" office:value-type="string">
            <text:p text:style-name="P55"><text:span text:style-name="T141">r</text:span>moi</text:p>
          </table:table-cell>
          <table:table-cell table:style-name="Tabella3.A2" office:value-type="string">
            <text:p text:style-name="P53"><text:span text:style-name="T141">r</text:span>moi</text:p>
          </table:table-cell>
          <table:table-cell table:style-name="Tabella3.A2" office:value-type="string">
            <text:p text:style-name="P53"><text:span text:style-name="T141">r</text:span>ma</text:p>
          </table:table-cell>
          <table:table-cell table:style-name="Tabella3.J2" office:value-type="string">
            <text:p text:style-name="P53"><text:span text:style-name="T141">r</text:span>mat</text:p>
          </table:table-cell>
        </table:table-row>
        <table:table-row table:style-name="Tabella3.5">
          <table:table-cell table:style-name="Tabella3.A2" office:value-type="string">
            <text:p text:style-name="P15">Past Simple</text:p>
          </table:table-cell>
          <table:table-cell table:style-name="Tabella3.A2" office:value-type="string">
            <text:p text:style-name="P38">zhi</text:p>
          </table:table-cell>
          <table:table-cell table:style-name="Tabella3.A2" office:value-type="string">
            <text:p text:style-name="P38">zhe:i</text:p>
          </table:table-cell>
          <table:table-cell table:style-name="Tabella3.A2" office:value-type="string">
            <text:p text:style-name="P38">zho:i</text:p>
          </table:table-cell>
          <table:table-cell table:style-name="Tabella3.A2" office:value-type="string">
            <text:p text:style-name="P38">zho</text:p>
          </table:table-cell>
          <table:table-cell table:style-name="Tabella3.A2" office:value-type="string">
            <text:p text:style-name="P38">si</text:p>
          </table:table-cell>
          <table:table-cell table:style-name="Tabella3.A2" office:value-type="string">
            <text:p text:style-name="P38">soi</text:p>
          </table:table-cell>
          <table:table-cell table:style-name="Tabella3.A2" office:value-type="string">
            <text:p text:style-name="P38">zho:e</text:p>
          </table:table-cell>
          <table:table-cell table:style-name="Tabella3.A2" office:value-type="string">
            <text:p text:style-name="P38">zha</text:p>
          </table:table-cell>
          <table:table-cell table:style-name="Tabella3.J2" office:value-type="string">
            <text:p text:style-name="P38">zh<text:span text:style-name="T28">ɛ</text:span></text:p>
          </table:table-cell>
        </table:table-row>
        <table:table-row table:style-name="Tabella3.4">
          <table:table-cell table:style-name="Tabella3.A2" office:value-type="string">
            <text:p text:style-name="P15">Past Perfect</text:p>
          </table:table-cell>
          <table:table-cell table:style-name="Tabella3.A2" office:value-type="string">
            <text:p text:style-name="P57">t<text:span text:style-name="T142">r</text:span>i</text:p>
          </table:table-cell>
          <table:table-cell table:style-name="Tabella3.A2" office:value-type="string">
            <text:p text:style-name="P57">t<text:span text:style-name="T142">r</text:span>e</text:p>
          </table:table-cell>
          <table:table-cell table:style-name="Tabella3.A2" office:value-type="string">
            <text:p text:style-name="P57">t<text:span text:style-name="T142">r</text:span>e:i</text:p>
          </table:table-cell>
          <table:table-cell table:style-name="Tabella3.A2" office:value-type="string">
            <text:p text:style-name="P57">t<text:span text:style-name="T142">r</text:span>o</text:p>
          </table:table-cell>
          <table:table-cell table:style-name="Tabella3.A2" office:value-type="string">
            <text:p text:style-name="P57"><text:span text:style-name="T142">tr</text:span>a:i</text:p>
          </table:table-cell>
          <table:table-cell table:style-name="Tabella3.A2" office:value-type="string">
            <text:p text:style-name="P57"><text:span text:style-name="T142">tr</text:span>o:i</text:p>
          </table:table-cell>
          <table:table-cell table:style-name="Tabella3.A2" office:value-type="string">
            <text:p text:style-name="P57"><text:span text:style-name="T142">tr</text:span>o:e</text:p>
          </table:table-cell>
          <table:table-cell table:style-name="Tabella3.A2" office:value-type="string">
            <text:p text:style-name="P57">t<text:span text:style-name="T142">r</text:span>a</text:p>
          </table:table-cell>
          <table:table-cell table:style-name="Tabella3.J2" office:value-type="string">
            <text:p text:style-name="P57">t<text:span text:style-name="T142">r</text:span>at</text:p>
          </table:table-cell>
        </table:table-row>
        <table:table-row table:style-name="Tabella3.7">
          <table:table-cell table:style-name="Tabella3.A2" office:value-type="string">
            <text:p text:style-name="P15">Future Simple</text:p>
          </table:table-cell>
          <table:table-cell table:style-name="Tabella3.A2" office:value-type="string">
            <text:p text:style-name="P41">g<text:span text:style-name="T142">r</text:span>ai</text:p>
          </table:table-cell>
          <table:table-cell table:style-name="Tabella3.A2" office:value-type="string">
            <text:p text:style-name="P41">g<text:span text:style-name="T142">r</text:span>ei</text:p>
          </table:table-cell>
          <table:table-cell table:style-name="Tabella3.A2" office:value-type="string">
            <text:p text:style-name="P41">g<text:span text:style-name="T142">r</text:span>o:i</text:p>
          </table:table-cell>
          <table:table-cell table:style-name="Tabella3.A2" office:value-type="string">
            <text:p text:style-name="P41">g<text:span text:style-name="T142">r</text:span>o</text:p>
          </table:table-cell>
          <table:table-cell table:style-name="Tabella3.A2" office:value-type="string">
            <text:p text:style-name="P41">g<text:span text:style-name="T142">r</text:span><text:span text:style-name="T24">is</text:span></text:p>
          </table:table-cell>
          <table:table-cell table:style-name="Tabella3.A2" office:value-type="string">
            <text:p text:style-name="P41">g<text:span text:style-name="T142">r</text:span>os</text:p>
          </table:table-cell>
          <table:table-cell table:style-name="Tabella3.A2" office:value-type="string">
            <text:p text:style-name="P41">g<text:span text:style-name="T142">r</text:span><text:span text:style-name="T28">ɛ</text:span><text:span text:style-name="T24">s</text:span></text:p>
          </table:table-cell>
          <table:table-cell table:style-name="Tabella3.A2" office:value-type="string">
            <text:p text:style-name="P44">g<text:span text:style-name="T142">r</text:span>as</text:p>
          </table:table-cell>
          <table:table-cell table:style-name="Tabella3.J2" office:value-type="string">
            <text:p text:style-name="P44">g<text:span text:style-name="T142">r</text:span>yos</text:p>
          </table:table-cell>
        </table:table-row>
        <table:table-row table:style-name="Tabella3.5">
          <table:table-cell table:style-name="Tabella3.A2" office:value-type="string">
            <text:p text:style-name="P15">Future Perfect</text:p>
          </table:table-cell>
          <table:table-cell table:style-name="Tabella3.A2" office:value-type="string">
            <text:p text:style-name="P60"><text:span text:style-name="T142">r</text:span>bit</text:p>
          </table:table-cell>
          <table:table-cell table:style-name="Tabella3.A2" office:value-type="string">
            <text:p text:style-name="P60"><text:span text:style-name="T142">r</text:span>bet</text:p>
          </table:table-cell>
          <table:table-cell table:style-name="Tabella3.A2" office:value-type="string">
            <text:p text:style-name="P60"><text:span text:style-name="T142">r</text:span>be:i</text:p>
          </table:table-cell>
          <table:table-cell table:style-name="Tabella3.A2" office:value-type="string">
            <text:p text:style-name="P63">rbo</text:p>
          </table:table-cell>
          <table:table-cell table:style-name="Tabella3.A2" office:value-type="string">
            <text:p text:style-name="P60"><text:span text:style-name="T142">r</text:span>bi</text:p>
          </table:table-cell>
          <table:table-cell table:style-name="Tabella3.A2" office:value-type="string">
            <text:p text:style-name="P60"><text:span text:style-name="T142">r</text:span>bot</text:p>
          </table:table-cell>
          <table:table-cell table:style-name="Tabella3.A2" office:value-type="string">
            <text:p text:style-name="P60"><text:span text:style-name="T142">r</text:span>bo:e</text:p>
          </table:table-cell>
          <table:table-cell table:style-name="Tabella3.A2" office:value-type="string">
            <text:p text:style-name="P60"><text:span text:style-name="T142">r</text:span>ba</text:p>
          </table:table-cell>
          <table:table-cell table:style-name="Tabella3.J2" office:value-type="string">
            <text:p text:style-name="P60"><text:span text:style-name="T142">r</text:span>ba:t</text:p>
          </table:table-cell>
        </table:table-row>
        <table:table-row>
          <table:table-cell table:style-name="Tabella3.A2" office:value-type="string">
            <text:p text:style-name="P15">Continuous Form</text:p>
          </table:table-cell>
          <table:table-cell table:style-name="Tabella3.A2" office:value-type="string">
            <text:p text:style-name="P47"><text:span text:style-name="T142">r</text:span><text:span text:style-name="T121">l</text:span>o:<text:span text:style-name="T121">t</text:span></text:p>
          </table:table-cell>
          <table:table-cell table:style-name="Tabella3.A2" office:value-type="string">
            <text:p text:style-name="P50"><text:span text:style-name="T142">r</text:span>la:i</text:p>
          </table:table-cell>
          <table:table-cell table:style-name="Tabella3.A2" office:value-type="string">
            <text:p text:style-name="P47"><text:span text:style-name="T142">r</text:span>lo</text:p>
          </table:table-cell>
          <table:table-cell table:style-name="Tabella3.A2" office:value-type="string">
            <text:p text:style-name="P47"><text:span text:style-name="T142">r</text:span>lo<text:span text:style-name="T127">i</text:span></text:p>
          </table:table-cell>
          <table:table-cell table:style-name="Tabella3.A2" office:value-type="string">
            <text:p text:style-name="P47"><text:span text:style-name="T142">r</text:span>lo</text:p>
          </table:table-cell>
          <table:table-cell table:style-name="Tabella3.A2" office:value-type="string">
            <text:p text:style-name="P47"><text:span text:style-name="T142">r</text:span>loi</text:p>
          </table:table-cell>
          <table:table-cell table:style-name="Tabella3.A2" office:value-type="string">
            <text:p text:style-name="P47"><text:span text:style-name="T142">r</text:span>lo<text:span text:style-name="T127">t</text:span></text:p>
          </table:table-cell>
          <table:table-cell table:style-name="Tabella3.A2" office:value-type="string">
            <text:p text:style-name="P47"><text:span text:style-name="T142">r</text:span>lo<text:span text:style-name="T127">t</text:span>i</text:p>
          </table:table-cell>
          <table:table-cell table:style-name="Tabella3.J2" office:value-type="string">
            <text:p text:style-name="P47"><text:span text:style-name="T142">r</text:span>l<text:span text:style-name="T127">at</text:span></text:p>
          </table:table-cell>
        </table:table-row>
      </table:table>
      <text:p text:style-name="P146"/>
      <text:p text:style-name="P146"/>
      <text:p text:style-name="P187">Conditional Irregular Verbs:</text:p>
      <text:p text:style-name="P146"/>
      <text:p text:style-name="P163">Here we will list all the irregular verbs and respective conjugation:</text:p>
      <text:p text:style-name="P146"/>
      <text:p text:style-name="P165"><text:span text:style-name="T143">Conditional </text:span>Conjugation Table of “to have” (kochati):</text:p>
      <text:p text:style-name="P165"/>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6"/>
          </table:table-cell>
          <table:table-cell table:style-name="Tabella4.A1" office:value-type="string">
            <text:p text:style-name="P33">I</text:p>
          </table:table-cell>
          <table:table-cell table:style-name="Tabella4.A1" office:value-type="string">
            <text:p text:style-name="P33">You (Singular)</text:p>
          </table:table-cell>
          <table:table-cell table:style-name="Tabella4.A1" office:value-type="string">
            <text:p text:style-name="P33">He</text:p>
          </table:table-cell>
          <table:table-cell table:style-name="Tabella4.A1" office:value-type="string">
            <text:p text:style-name="P37">She</text:p>
          </table:table-cell>
          <table:table-cell table:style-name="Tabella4.A1" office:value-type="string">
            <text:p text:style-name="P33">We</text:p>
            <text:p text:style-name="P33">Masculin</text:p>
          </table:table-cell>
          <table:table-cell table:style-name="Tabella4.A1" office:value-type="string">
            <text:p text:style-name="P33">We</text:p>
            <text:p text:style-name="P33">Feminine</text:p>
          </table:table-cell>
          <table:table-cell table:style-name="Tabella4.A1" office:value-type="string">
            <text:p text:style-name="P33">You</text:p>
            <text:p text:style-name="P33">(Plural)</text:p>
            <text:p text:style-name="P33">Masculin</text:p>
          </table:table-cell>
          <table:table-cell table:style-name="Tabella4.A1" office:value-type="string">
            <text:p text:style-name="P33">You </text:p>
            <text:p text:style-name="P33">(Plural) Feminine</text:p>
          </table:table-cell>
          <table:table-cell table:style-name="Tabella4.J1" office:value-type="string">
            <text:p text:style-name="P33">They</text:p>
          </table:table-cell>
        </table:table-row>
        <table:table-row table:style-name="Tabella4.2">
          <table:table-cell table:style-name="Tabella4.A2" office:value-type="string">
            <text:p text:style-name="P16">Base Form</text:p>
          </table:table-cell>
          <table:table-cell table:style-name="Tabella4.A2" office:value-type="string">
            <text:p text:style-name="P37">-</text:p>
          </table:table-cell>
          <table:table-cell table:style-name="Tabella4.A2" office:value-type="string">
            <text:p text:style-name="P16">-</text:p>
          </table:table-cell>
          <table:table-cell table:style-name="Tabella4.A2" office:value-type="string">
            <text:p text:style-name="P21">-</text:p>
          </table:table-cell>
          <table:table-cell table:style-name="Tabella4.A2" office:value-type="string">
            <text:p text:style-name="P27">-</text:p>
          </table:table-cell>
          <table:table-cell table:style-name="Tabella4.A2" office:value-type="string">
            <text:p text:style-name="P209">-</text:p>
          </table:table-cell>
          <table:table-cell table:style-name="Tabella4.A2" office:value-type="string">
            <text:p text:style-name="P27">-</text:p>
          </table:table-cell>
          <table:table-cell table:style-name="Tabella4.A2" office:value-type="string">
            <text:p text:style-name="P21">-</text:p>
          </table:table-cell>
          <table:table-cell table:style-name="Tabella4.A2" office:value-type="string">
            <text:p text:style-name="P21">-</text:p>
          </table:table-cell>
          <table:table-cell table:style-name="Tabella4.J2" office:value-type="string">
            <text:p text:style-name="P21">-</text:p>
          </table:table-cell>
        </table:table-row>
        <table:table-row table:style-name="Tabella4.3">
          <table:table-cell table:style-name="Tabella4.A2" office:value-type="string">
            <text:p text:style-name="P16">Present Simple</text:p>
          </table:table-cell>
          <table:table-cell table:style-name="Tabella4.A2" office:value-type="string">
            <text:p text:style-name="P37"><text:span text:style-name="T139">kok</text:span><text:span text:style-name="T138">r</text:span>i</text:p>
          </table:table-cell>
          <table:table-cell table:style-name="Tabella4.A2" office:value-type="string">
            <text:p text:style-name="P37"><text:span text:style-name="T143">kok</text:span><text:span text:style-name="T141">r</text:span>e</text:p>
          </table:table-cell>
          <table:table-cell table:style-name="Tabella4.A2" office:value-type="string">
            <text:p text:style-name="P37"><text:span text:style-name="T144">ko</text:span><text:span text:style-name="T141">zh</text:span>i</text:p>
          </table:table-cell>
          <table:table-cell table:style-name="Tabella4.A2" office:value-type="string">
            <text:p text:style-name="P37"><text:span text:style-name="T141">zh</text:span>o</text:p>
          </table:table-cell>
          <table:table-cell table:style-name="Tabella4.A2" office:value-type="string">
            <text:p text:style-name="P27"><text:span text:style-name="T31">ko</text:span><text:span text:style-name="T30">zh</text:span><text:span text:style-name="T24">ɛ</text:span></text:p>
          </table:table-cell>
          <table:table-cell table:style-name="Tabella4.A2" office:value-type="string">
            <text:p text:style-name="P27"><text:span text:style-name="T144">ko</text:span><text:span text:style-name="T141">zh</text:span>oi</text:p>
          </table:table-cell>
          <table:table-cell table:style-name="Tabella4.A2" office:value-type="string">
            <text:p text:style-name="P37"><text:span text:style-name="T144">ko</text:span><text:span text:style-name="T141">zh</text:span>oe</text:p>
          </table:table-cell>
          <table:table-cell table:style-name="Tabella4.A2" office:value-type="string">
            <text:p text:style-name="P37"><text:span text:style-name="T144">ko</text:span><text:span text:style-name="T141">zh</text:span>a</text:p>
          </table:table-cell>
          <table:table-cell table:style-name="Tabella4.J2" office:value-type="string">
            <text:p text:style-name="P37"><text:span text:style-name="T144">ko</text:span><text:span text:style-name="T141">g</text:span>a</text:p>
          </table:table-cell>
        </table:table-row>
        <table:table-row table:style-name="Tabella4.4">
          <table:table-cell table:style-name="Tabella4.A2" office:value-type="string">
            <text:p text:style-name="P16">Present Perfect</text:p>
          </table:table-cell>
          <table:table-cell table:style-name="Tabella4.A2" office:value-type="string">
            <text:p text:style-name="P56"><text:span text:style-name="T144">ko</text:span><text:span text:style-name="T141">r</text:span>mi</text:p>
          </table:table-cell>
          <table:table-cell table:style-name="Tabella4.A2" office:value-type="string">
            <text:p text:style-name="P56"><text:span text:style-name="T144">ko</text:span><text:span text:style-name="T141">r</text:span>me</text:p>
          </table:table-cell>
          <table:table-cell table:style-name="Tabella4.A2" office:value-type="string">
            <text:p text:style-name="P56"><text:span text:style-name="T144">ko</text:span><text:span text:style-name="T141">r</text:span>m<text:span text:style-name="T141">e</text:span>i</text:p>
          </table:table-cell>
          <table:table-cell table:style-name="Tabella4.A2" office:value-type="string">
            <text:p text:style-name="P56"><text:span text:style-name="T144">ko</text:span><text:span text:style-name="T141">r</text:span>mo</text:p>
          </table:table-cell>
          <table:table-cell table:style-name="Tabella4.A2" office:value-type="string">
            <text:p text:style-name="P56"><text:span text:style-name="T144">ko</text:span><text:span text:style-name="T141">r</text:span>mai</text:p>
          </table:table-cell>
          <table:table-cell table:style-name="Tabella4.A2" office:value-type="string">
            <text:p text:style-name="P56"><text:span text:style-name="T144">ko</text:span><text:span text:style-name="T141">r</text:span>moi</text:p>
          </table:table-cell>
          <table:table-cell table:style-name="Tabella4.A2" office:value-type="string">
            <text:p text:style-name="P56"><text:span text:style-name="T144">ko</text:span><text:span text:style-name="T141">r</text:span>moi</text:p>
          </table:table-cell>
          <table:table-cell table:style-name="Tabella4.A2" office:value-type="string">
            <text:p text:style-name="P56"><text:span text:style-name="T144">ko</text:span><text:span text:style-name="T141">r</text:span>ma</text:p>
          </table:table-cell>
          <table:table-cell table:style-name="Tabella4.J2" office:value-type="string">
            <text:p text:style-name="P56"><text:span text:style-name="T144">ko</text:span><text:span text:style-name="T141">r</text:span>mat</text:p>
          </table:table-cell>
        </table:table-row>
        <table:table-row table:style-name="Tabella4.5">
          <table:table-cell table:style-name="Tabella4.A2" office:value-type="string">
            <text:p text:style-name="P16">Past Simple</text:p>
          </table:table-cell>
          <table:table-cell table:style-name="Tabella4.A2" office:value-type="string">
            <text:p text:style-name="P40"><text:span text:style-name="T144">ko</text:span>zhi</text:p>
          </table:table-cell>
          <table:table-cell table:style-name="Tabella4.A2" office:value-type="string">
            <text:p text:style-name="P40"><text:span text:style-name="T144">ko</text:span>zhe:i</text:p>
          </table:table-cell>
          <table:table-cell table:style-name="Tabella4.A2" office:value-type="string">
            <text:p text:style-name="P40"><text:span text:style-name="T144">ko</text:span>zho:i</text:p>
          </table:table-cell>
          <table:table-cell table:style-name="Tabella4.A2" office:value-type="string">
            <text:p text:style-name="P40"><text:span text:style-name="T144">ko</text:span>zho</text:p>
          </table:table-cell>
          <table:table-cell table:style-name="Tabella4.A2" office:value-type="string">
            <text:p text:style-name="P40"><text:span text:style-name="T144">ko</text:span>s<text:span text:style-name="T144">h</text:span>i</text:p>
          </table:table-cell>
          <table:table-cell table:style-name="Tabella4.A2" office:value-type="string">
            <text:p text:style-name="P40"><text:span text:style-name="T144">ko</text:span>s<text:span text:style-name="T144">h</text:span>oi</text:p>
          </table:table-cell>
          <table:table-cell table:style-name="Tabella4.A2" office:value-type="string">
            <text:p text:style-name="P40"><text:span text:style-name="T144">ko</text:span>zho:e</text:p>
          </table:table-cell>
          <table:table-cell table:style-name="Tabella4.A2" office:value-type="string">
            <text:p text:style-name="P40"><text:span text:style-name="T144">ko</text:span>zha</text:p>
          </table:table-cell>
          <table:table-cell table:style-name="Tabella4.J2" office:value-type="string">
            <text:p text:style-name="P40"><text:span text:style-name="T144">ko</text:span>zh<text:span text:style-name="T28">ɛ</text:span></text:p>
          </table:table-cell>
        </table:table-row>
        <table:table-row table:style-name="Tabella4.4">
          <table:table-cell table:style-name="Tabella4.A2" office:value-type="string">
            <text:p text:style-name="P16">Past Perfect</text:p>
          </table:table-cell>
          <table:table-cell table:style-name="Tabella4.A2" office:value-type="string">
            <text:p text:style-name="P59"><text:span text:style-name="T144">ko</text:span>t<text:span text:style-name="T142">r</text:span>i</text:p>
          </table:table-cell>
          <table:table-cell table:style-name="Tabella4.A2" office:value-type="string">
            <text:p text:style-name="P59"><text:span text:style-name="T144">ko</text:span>t<text:span text:style-name="T142">r</text:span>e</text:p>
          </table:table-cell>
          <table:table-cell table:style-name="Tabella4.A2" office:value-type="string">
            <text:p text:style-name="P59"><text:span text:style-name="T144">ko</text:span>t<text:span text:style-name="T142">r</text:span>e:i</text:p>
          </table:table-cell>
          <table:table-cell table:style-name="Tabella4.A2" office:value-type="string">
            <text:p text:style-name="P59"><text:span text:style-name="T144">ko</text:span>t<text:span text:style-name="T142">r</text:span>o</text:p>
          </table:table-cell>
          <table:table-cell table:style-name="Tabella4.A2" office:value-type="string">
            <text:p text:style-name="P59"><text:span text:style-name="T144">ko</text:span><text:span text:style-name="T142">tr</text:span>a:i</text:p>
          </table:table-cell>
          <table:table-cell table:style-name="Tabella4.A2" office:value-type="string">
            <text:p text:style-name="P59"><text:span text:style-name="T144">ko</text:span><text:span text:style-name="T142">tr</text:span>o:i</text:p>
          </table:table-cell>
          <table:table-cell table:style-name="Tabella4.A2" office:value-type="string">
            <text:p text:style-name="P59"><text:span text:style-name="T144">ko</text:span><text:span text:style-name="T142">tr</text:span>o:e</text:p>
          </table:table-cell>
          <table:table-cell table:style-name="Tabella4.A2" office:value-type="string">
            <text:p text:style-name="P59"><text:span text:style-name="T144">ko</text:span>t<text:span text:style-name="T142">r</text:span>a</text:p>
          </table:table-cell>
          <table:table-cell table:style-name="Tabella4.J2" office:value-type="string">
            <text:p text:style-name="P59"><text:span text:style-name="T144">ko</text:span>t<text:span text:style-name="T142">r</text:span>at</text:p>
          </table:table-cell>
        </table:table-row>
        <table:table-row table:style-name="Tabella4.7">
          <table:table-cell table:style-name="Tabella4.A2" office:value-type="string">
            <text:p text:style-name="P16">Future Simple</text:p>
          </table:table-cell>
          <table:table-cell table:style-name="Tabella4.A2" office:value-type="string">
            <text:p text:style-name="P43"><text:span text:style-name="T144">ko</text:span>g<text:span text:style-name="T142">r</text:span>ai</text:p>
          </table:table-cell>
          <table:table-cell table:style-name="Tabella4.A2" office:value-type="string">
            <text:p text:style-name="P43"><text:span text:style-name="T144">ko</text:span>g<text:span text:style-name="T142">r</text:span>ei</text:p>
          </table:table-cell>
          <table:table-cell table:style-name="Tabella4.A2" office:value-type="string">
            <text:p text:style-name="P43"><text:span text:style-name="T144">ko</text:span>g<text:span text:style-name="T142">r</text:span>o:i</text:p>
          </table:table-cell>
          <table:table-cell table:style-name="Tabella4.A2" office:value-type="string">
            <text:p text:style-name="P43"><text:span text:style-name="T144">ko</text:span>g<text:span text:style-name="T142">r</text:span>o</text:p>
          </table:table-cell>
          <table:table-cell table:style-name="Tabella4.A2" office:value-type="string">
            <text:p text:style-name="P43"><text:span text:style-name="T144">ko</text:span>g<text:span text:style-name="T142">r</text:span><text:span text:style-name="T24">is</text:span></text:p>
          </table:table-cell>
          <table:table-cell table:style-name="Tabella4.A2" office:value-type="string">
            <text:p text:style-name="P43"><text:span text:style-name="T144">ko</text:span>g<text:span text:style-name="T142">r</text:span>os</text:p>
          </table:table-cell>
          <table:table-cell table:style-name="Tabella4.A2" office:value-type="string">
            <text:p text:style-name="P43"><text:span text:style-name="T144">ko</text:span>g<text:span text:style-name="T142">r</text:span><text:span text:style-name="T28">ɛ</text:span><text:span text:style-name="T24">s</text:span></text:p>
          </table:table-cell>
          <table:table-cell table:style-name="Tabella4.A2" office:value-type="string">
            <text:p text:style-name="P46"><text:span text:style-name="T144">ko</text:span>g<text:span text:style-name="T142">r</text:span>as</text:p>
          </table:table-cell>
          <table:table-cell table:style-name="Tabella4.J2" office:value-type="string">
            <text:p text:style-name="P46"><text:span text:style-name="T144">ko</text:span>g<text:span text:style-name="T142">r</text:span>yos</text:p>
          </table:table-cell>
        </table:table-row>
        <table:table-row table:style-name="Tabella4.5">
          <table:table-cell table:style-name="Tabella4.A2" office:value-type="string">
            <text:p text:style-name="P16">Future <text:soft-page-break/>Perfect</text:p>
          </table:table-cell>
          <table:table-cell table:style-name="Tabella4.A2" office:value-type="string">
            <text:p text:style-name="P62"><text:span text:style-name="T144">ko</text:span><text:span text:style-name="T142">r</text:span>bit<text:soft-page-break/></text:p>
          </table:table-cell>
          <table:table-cell table:style-name="Tabella4.A2" office:value-type="string">
            <text:p text:style-name="P62"><text:span text:style-name="T144">ko</text:span><text:span text:style-name="T142">r</text:span>bet<text:soft-page-break/></text:p>
          </table:table-cell>
          <table:table-cell table:style-name="Tabella4.A2" office:value-type="string">
            <text:p text:style-name="P62"><text:span text:style-name="T144">ko</text:span><text:span text:style-name="T142">r</text:span>be:i<text:soft-page-break/></text:p>
          </table:table-cell>
          <table:table-cell table:style-name="Tabella4.A2" office:value-type="string">
            <text:p text:style-name="P64"><text:span text:style-name="T144">ko</text:span>rbo<text:soft-page-break/></text:p>
          </table:table-cell>
          <table:table-cell table:style-name="Tabella4.A2" office:value-type="string">
            <text:p text:style-name="P62"><text:span text:style-name="T144">ko</text:span><text:span text:style-name="T142">r</text:span>bi<text:soft-page-break/></text:p>
          </table:table-cell>
          <table:table-cell table:style-name="Tabella4.A2" office:value-type="string">
            <text:p text:style-name="P62"><text:span text:style-name="T144">ko</text:span><text:span text:style-name="T142">r</text:span>bot<text:soft-page-break/></text:p>
          </table:table-cell>
          <table:table-cell table:style-name="Tabella4.A2" office:value-type="string">
            <text:p text:style-name="P62"><text:span text:style-name="T144">ko</text:span><text:span text:style-name="T142">r</text:span>bo:e<text:soft-page-break/></text:p>
          </table:table-cell>
          <table:table-cell table:style-name="Tabella4.A2" office:value-type="string">
            <text:p text:style-name="P62"><text:span text:style-name="T144">ko</text:span><text:span text:style-name="T142">r</text:span>ba<text:soft-page-break/></text:p>
          </table:table-cell>
          <table:table-cell table:style-name="Tabella4.J2" office:value-type="string">
            <text:p text:style-name="P62"><text:span text:style-name="T144">ko</text:span><text:span text:style-name="T142">r</text:span>ba:t<text:soft-page-break/></text:p>
          </table:table-cell>
        </table:table-row>
        <table:table-row>
          <table:table-cell table:style-name="Tabella4.A2" office:value-type="string">
            <text:p text:style-name="P16">Continuous Form</text:p>
          </table:table-cell>
          <table:table-cell table:style-name="Tabella4.A2" office:value-type="string">
            <text:p text:style-name="P49"><text:span text:style-name="T144">ko</text:span><text:span text:style-name="T142">r</text:span><text:span text:style-name="T121">l</text:span>o:<text:span text:style-name="T121">t</text:span></text:p>
          </table:table-cell>
          <table:table-cell table:style-name="Tabella4.A2" office:value-type="string">
            <text:p text:style-name="P52"><text:span text:style-name="T144">ko</text:span><text:span text:style-name="T142">r</text:span>la:i</text:p>
          </table:table-cell>
          <table:table-cell table:style-name="Tabella4.A2" office:value-type="string">
            <text:p text:style-name="P49"><text:span text:style-name="T144">ko</text:span><text:span text:style-name="T142">r</text:span>lo</text:p>
          </table:table-cell>
          <table:table-cell table:style-name="Tabella4.A2" office:value-type="string">
            <text:p text:style-name="P49"><text:span text:style-name="T144">ko</text:span><text:span text:style-name="T142">r</text:span>lo<text:span text:style-name="T127">i</text:span></text:p>
          </table:table-cell>
          <table:table-cell table:style-name="Tabella4.A2" office:value-type="string">
            <text:p text:style-name="P49"><text:span text:style-name="T144">ko</text:span><text:span text:style-name="T142">r</text:span>lo</text:p>
          </table:table-cell>
          <table:table-cell table:style-name="Tabella4.A2" office:value-type="string">
            <text:p text:style-name="P49"><text:span text:style-name="T144">ko</text:span><text:span text:style-name="T142">r</text:span>loi</text:p>
          </table:table-cell>
          <table:table-cell table:style-name="Tabella4.A2" office:value-type="string">
            <text:p text:style-name="P49"><text:span text:style-name="T144">ko</text:span><text:span text:style-name="T142">r</text:span>lo<text:span text:style-name="T127">t</text:span></text:p>
          </table:table-cell>
          <table:table-cell table:style-name="Tabella4.A2" office:value-type="string">
            <text:p text:style-name="P49"><text:span text:style-name="T144">ko</text:span><text:span text:style-name="T142">r</text:span>lo<text:span text:style-name="T127">t</text:span>i</text:p>
          </table:table-cell>
          <table:table-cell table:style-name="Tabella4.J2" office:value-type="string">
            <text:p text:style-name="P49"><text:span text:style-name="T144">ko</text:span><text:span text:style-name="T142">r</text:span>l<text:span text:style-name="T127">at</text:span></text:p>
          </table:table-cell>
        </table:table-row>
      </table:table>
      <text:p text:style-name="P147"/>
      <text:p text:style-name="P147"/>
      <text:p text:style-name="P276"><text:span text:style-name="T156">Noun Verbs</text:span><text:span text:style-name="T155">:</text:span></text:p>
      <text:p text:style-name="P276"><text:span text:style-name="T156"/></text:p>
      <text:p text:style-name="P272">In this language, it is possible to add the <text:span text:style-name="T169">suffix</text:span> “ma” <text:span text:style-name="T170">after</text:span> a verb in base form to express “a person that makes this action”.</text:p>
      <text:p text:style-name="P272"/>
      <text:p text:style-name="P274">This comes from the Matnaati language, where <text:span text:style-name="T171">we can add a noun before another noun and the first noun is an adjective of the second, but in this language this happens with verbs.</text:span></text:p>
      <text:p text:style-name="P275"/>
      <text:p text:style-name="P275">In Matnaath we say, for example “akipvasmat” which is the union of “akipvas” (<text:span text:style-name="T172">to </text:span>hunt) and “mat” (person) and this becomes “hunter”, <text:span text:style-name="T172">in Easter Empire Language, we take “popoti” (to love) and “ma” (particle that comes from Matnaati “mat” (person) that lost it’s last consonant to fit the Eastern Empire pattern) </text:span><text:span text:style-name="T173">and we get “popma”, since it’s illegal in this language to have a plosive labial sound before a nasal sound (bm, bn, pm, pn), </text:span><text:span text:style-name="T174">it becomes “poma”, lover</text:span></text:p>
      <text:p text:style-name="P272"/>
      <text:p text:style-name="P272">Example:</text:p>
      <text:p text:style-name="P272"/>
      <text:p text:style-name="P273">popoti (to love)<text:tab/>→<text:tab/>po<text:span text:style-name="T169">ma</text:span> (lover)</text:p>
      <text:p text:style-name="P147"/>
      <text:p text:style-name="P68"><text:span text:style-name="T11">Culture</text:span><text:span text:style-name="T10">:</text:span></text:p>
      <text:p text:style-name="P144"/>
      <text:p text:style-name="P153">Every Word that is marked with EIC (Explained in Culture) will be Explained here</text:p>
      <text:p text:style-name="P153"/>
      <text:p text:style-name="P184">Short History of this people:</text:p>
      <text:p text:style-name="P167"/>
      <text:p text:style-name="P230"><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xt:span text:style-name="T168">the </text:span>territories and <text:span text:style-name="T168">the </text:span>cultures <text:span text:style-name="T168">of the people (principally nomadic civilizations)</text:span> <text:s/>until it occupied the entire continent.</text:p>
      <text:p text:style-name="P230"/>
      <text:p text:style-name="P230"><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230"/>
      <text:p text:style-name="P260">Religion:</text:p>
      <text:p text:style-name="P260"/>
      <text:p text:style-name="P259">the people of the Eastern Empire have a monoteistic religion, the only god is the Great Eagle (that is <text:soft-page-break/>also the sun), who created the world and the man, it then created the woman for the man to reproduce (this people have a very low consideration of women). Their religion states that the Great Eagle every day rises from the Eastern Ocean and every day fights with the monsters during the day. They think that there will be a day when the Eagle will die and the world will end that day.</text:p>
      <text:p text:style-name="P230"/>
      <text:p text:style-name="P195">Spear Ethymology:</text:p>
      <text:p text:style-name="P195"/>
      <text:p text:style-name="P198">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103">ə at the end</text:span>, then it went from “vokret<text:span text:style-name="T103">ə</text:span>” to “vokre”, loosing the last syllable.</text:p>
      <text:p text:style-name="P230"/>
      <text:p text:style-name="P169"/>
      <text:p text:style-name="P196"><text:span text:style-name="T158">Eagle</text:span> Ethymology:</text:p>
      <text:p text:style-name="P196"/>
      <text:p text:style-name="P231"><text:bookmark text:name="tw-target-text2"/>In this Empire, the Eagle is considered a symbol of power, wealth and hegemony, which represents the strength of this people who managed to unify the entire Continent of SOLLEVANTE under a single Empire. There are also legends according to which, when various kingdoms still existed on the Continent, the richer ancient kingdoms decided to unite after their kings were guided by an eagle into the Llanford forest where they met and made an agreement.</text:p>
      <text:p text:style-name="P199"/>
      <text:p text:style-name="P199"/>
      <text:p text:style-name="P197">Wood Ethymology:</text:p>
      <text:p text:style-name="P200"><text:span text:style-name="T154"/></text:p>
      <text:p text:style-name="P261"><text:span text:style-name="T163">trokse </text:span><text:span text:style-name="T162">comes </text:span><text:span text:style-name="T163">from tera:k - </text:span><text:span text:style-name="T164">ros</text:span><text:span text:style-name="T101">ə</text:span><text:span text:style-name="T164">no </text:span><text:span text:style-name="T162">(</text:span><text:span text:style-name="T163">field – tree), </text:span><text:span text:style-name="T162">in the past, the People used to say field of trees, this became a unique word “terakros</text:span><text:span text:style-name="T101">ə</text:span><text:span text:style-name="T98">no” that was shortened in “ter</text:span><text:span text:style-name="T100">ɒ</text:span><text:span text:style-name="T98">kse” (the schwa became a “e” </text:span><text:span text:style-name="T102">and the “o” became a “</text:span><text:span text:style-name="T100">ɒ</text:span><text:span text:style-name="T102">”</text:span><text:span text:style-name="T98"> in the process) and later “tr</text:span><text:span text:style-name="T100">ɒ</text:span><text:span text:style-name="T98">kse”</text:span></text:p>
      <text:p text:style-name="P261"><text:span text:style-name="T98"/></text:p>
      <text:p text:style-name="P264"><text:span text:style-name="T103">Snake Ethymology:<text:line-break/></text:span></text:p>
      <text:p text:style-name="P262"><text:span text:style-name="T103">zhi</text:span><text:span text:style-name="T105">ra:k</text:span><text:span text:style-name="T103"> comes from zhika – </text:span><text:span text:style-name="T105">tera:k</text:span><text:span text:style-name="T103"> (fish – </text:span><text:span text:style-name="T105">field</text:span><text:span text:style-name="T103">), </text:span><text:span text:style-name="T104">that’s because snakes are considered a particular kind of fish that doesn’t live in water, </text:span><text:span text:style-name="T105">but live in fields on the ground.</text:span></text:p>
      <text:p text:style-name="P262"><text:span text:style-name="T105"/></text:p>
      <text:p text:style-name="P265"><text:span text:style-name="T106">Sun</text:span><text:span text:style-name="T105"> Ethymology:</text:span></text:p>
      <text:p text:style-name="P265"><text:span text:style-name="T105"/></text:p>
      <text:p text:style-name="P263"><text:span text:style-name="T105">i</text:span><text:span text:style-name="T103">n this culture, the Eagle is a very important Symbol, as explained earlier, in their Religion, the Sun is “The Great Eagle” and it flies from East, where it rises from the waters of the Great Ocean, and goes to the West, where, it fights with demons and monster and dies, to revive the next d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31T11:54:55.859000000</dc:date>
    <meta:editing-duration>PT20H37M27S</meta:editing-duration>
    <meta:editing-cycles>718</meta:editing-cycles>
    <meta:generator>LibreOffice/7.6.1.2$Windows_X86_64 LibreOffice_project/f5defcebd022c5bc36bbb79be232cb6926d8f674</meta:generator>
    <meta:document-statistic meta:table-count="4" meta:image-count="0" meta:object-count="0" meta:page-count="10" meta:paragraph-count="565" meta:word-count="2447" meta:character-count="13247" meta:non-whitespace-character-count="11283"/>
  </office:meta>
</office:document-meta>
</file>